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Vernacular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 pseudoplatanus</text:p>
          </table:table-cell>
          <table:table-cell office:value-type="string" calcext:value-type="string">
            <text:p>Sycamore</text:p>
          </table:table-cell>
          <table:table-cell office:value-type="float" office:value="1" calcext:value-type="float">
            <text:p>1</text:p>
          </table:table-cell>
          <table:table-cell table:formula="of:=IF(INT(([.C2] -1)/3) * 3 = [.C2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] &amp; &quot;.jpg&quot;&quot; style=&quot;&quot;width: 100%;&quot;&quot; /&gt;&lt;p class=&quot;&quot;text-center&quot;&quot;&gt;&quot; &amp; [.B2] &amp; &quot;&lt;br&gt;&lt;i&gt;&quot; &amp; [.A2] &amp; &quot;&lt;/i&gt;&lt;/p&gt;&quot;" office:value-type="string" office:string-value="&lt;img class=&quot;img img-responsive img-thumbnail&quot;  src=&quot;assets/img/vinerysurvey/1.jpg&quot; style=&quot;width: 100%;&quot; /&gt;&lt;p class=&quot;text-center&quot;&gt;Sycamore&lt;br&gt;&lt;i&gt;Acer pseudoplatanus&lt;/i&gt;&lt;/p&gt;" calcext:value-type="string">
            <text:p>&lt;img class="img img-responsive img-thumbnail" <text:s/>src="assets/img/vinerysurvey/1.jpg" style="width: 100%;" /&gt;&lt;p class="text-center"&gt;Sycamore&lt;br&gt;&lt;i&gt;Acer pseudoplatan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])/3) * 3 = [.C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gopodium podagraria</text:p>
          </table:table-cell>
          <table:table-cell office:value-type="string" calcext:value-type="string">
            <text:p>Ground-elder</text:p>
          </table:table-cell>
          <table:table-cell office:value-type="float" office:value="2" calcext:value-type="float">
            <text:p>2</text:p>
          </table:table-cell>
          <table:table-cell table:formula="of:=IF(INT(([.C3] -1)/3) * 3 = [.C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] &amp; &quot;.jpg&quot;&quot; style=&quot;&quot;width: 100%;&quot;&quot; /&gt;&lt;p class=&quot;&quot;text-center&quot;&quot;&gt;&quot; &amp; [.B3] &amp; &quot;&lt;br&gt;&lt;i&gt;&quot; &amp; [.A3] &amp; &quot;&lt;/i&gt;&lt;/p&gt;&quot;" office:value-type="string" office:string-value="&lt;img class=&quot;img img-responsive img-thumbnail&quot;  src=&quot;assets/img/vinerysurvey/2.jpg&quot; style=&quot;width: 100%;&quot; /&gt;&lt;p class=&quot;text-center&quot;&gt;Ground-elder&lt;br&gt;&lt;i&gt;Aegopodium podagraria&lt;/i&gt;&lt;/p&gt;" calcext:value-type="string">
            <text:p>&lt;img class="img img-responsive img-thumbnail" <text:s/>src="assets/img/vinerysurvey/2.jpg" style="width: 100%;" /&gt;&lt;p class="text-center"&gt;Ground-elder&lt;br&gt;&lt;i&gt;Aegopodium podagrari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])/3) * 3 = [.C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thusa cynapium</text:p>
          </table:table-cell>
          <table:table-cell office:value-type="string" calcext:value-type="string">
            <text:p>Fool's Parsley</text:p>
          </table:table-cell>
          <table:table-cell office:value-type="float" office:value="3" calcext:value-type="float">
            <text:p>3</text:p>
          </table:table-cell>
          <table:table-cell table:formula="of:=IF(INT(([.C4] -1)/3) * 3 = [.C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] &amp; &quot;.jpg&quot;&quot; style=&quot;&quot;width: 100%;&quot;&quot; /&gt;&lt;p class=&quot;&quot;text-center&quot;&quot;&gt;&quot; &amp; [.B4] &amp; &quot;&lt;br&gt;&lt;i&gt;&quot; &amp; [.A4] &amp; &quot;&lt;/i&gt;&lt;/p&gt;&quot;" office:value-type="string" office:string-value="&lt;img class=&quot;img img-responsive img-thumbnail&quot;  src=&quot;assets/img/vinerysurvey/3.jpg&quot; style=&quot;width: 100%;&quot; /&gt;&lt;p class=&quot;text-center&quot;&gt;Fool's Parsley&lt;br&gt;&lt;i&gt;Aethusa cynapium&lt;/i&gt;&lt;/p&gt;" calcext:value-type="string">
            <text:p>&lt;img class="img img-responsive img-thumbnail" <text:s/>src="assets/img/vinerysurvey/3.jpg" style="width: 100%;" /&gt;&lt;p class="text-center"&gt;Fool's Parsley&lt;br&gt;&lt;i&gt;Aethusa cynapi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])/3) * 3 = [.C4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rostis stolonifera</text:p>
          </table:table-cell>
          <table:table-cell office:value-type="string" calcext:value-type="string">
            <text:p>Creeping Bent</text:p>
          </table:table-cell>
          <table:table-cell office:value-type="float" office:value="4" calcext:value-type="float">
            <text:p>4</text:p>
          </table:table-cell>
          <table:table-cell table:formula="of:=IF(INT(([.C5] -1)/3) * 3 = [.C5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] &amp; &quot;.jpg&quot;&quot; style=&quot;&quot;width: 100%;&quot;&quot; /&gt;&lt;p class=&quot;&quot;text-center&quot;&quot;&gt;&quot; &amp; [.B5] &amp; &quot;&lt;br&gt;&lt;i&gt;&quot; &amp; [.A5] &amp; &quot;&lt;/i&gt;&lt;/p&gt;&quot;" office:value-type="string" office:string-value="&lt;img class=&quot;img img-responsive img-thumbnail&quot;  src=&quot;assets/img/vinerysurvey/4.jpg&quot; style=&quot;width: 100%;&quot; /&gt;&lt;p class=&quot;text-center&quot;&gt;Creeping Bent&lt;br&gt;&lt;i&gt;Agrostis stolonifera&lt;/i&gt;&lt;/p&gt;" calcext:value-type="string">
            <text:p>&lt;img class="img img-responsive img-thumbnail" <text:s/>src="assets/img/vinerysurvey/4.jpg" style="width: 100%;" /&gt;&lt;p class="text-center"&gt;Creeping Bent&lt;br&gt;&lt;i&gt;Agrostis stolonifer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])/3) * 3 = [.C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ea rosea</text:p>
          </table:table-cell>
          <table:table-cell office:value-type="string" calcext:value-type="string">
            <text:p>Hollyhock</text:p>
          </table:table-cell>
          <table:table-cell office:value-type="float" office:value="5" calcext:value-type="float">
            <text:p>5</text:p>
          </table:table-cell>
          <table:table-cell table:formula="of:=IF(INT(([.C6] -1)/3) * 3 = [.C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] &amp; &quot;.jpg&quot;&quot; style=&quot;&quot;width: 100%;&quot;&quot; /&gt;&lt;p class=&quot;&quot;text-center&quot;&quot;&gt;&quot; &amp; [.B6] &amp; &quot;&lt;br&gt;&lt;i&gt;&quot; &amp; [.A6] &amp; &quot;&lt;/i&gt;&lt;/p&gt;&quot;" office:value-type="string" office:string-value="&lt;img class=&quot;img img-responsive img-thumbnail&quot;  src=&quot;assets/img/vinerysurvey/5.jpg&quot; style=&quot;width: 100%;&quot; /&gt;&lt;p class=&quot;text-center&quot;&gt;Hollyhock&lt;br&gt;&lt;i&gt;Alcea rosea&lt;/i&gt;&lt;/p&gt;" calcext:value-type="string">
            <text:p>&lt;img class="img img-responsive img-thumbnail" <text:s/>src="assets/img/vinerysurvey/5.jpg" style="width: 100%;" /&gt;&lt;p class="text-center"&gt;Hollyhock&lt;br&gt;&lt;i&gt;Alcea rose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])/3) * 3 = [.C6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ranthus sp.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INT(([.C7] -1)/3) * 3 = [.C7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] &amp; &quot;.jpg&quot;&quot; style=&quot;&quot;width: 100%;&quot;&quot; /&gt;&lt;p class=&quot;&quot;text-center&quot;&quot;&gt;&quot; &amp; [.B7] &amp; &quot;&lt;br&gt;&lt;i&gt;&quot; &amp; [.A7] &amp; &quot;&lt;/i&gt;&lt;/p&gt;&quot;" office:value-type="string" office:string-value="&lt;img class=&quot;img img-responsive img-thumbnail&quot;  src=&quot;assets/img/vinerysurvey/6.jpg&quot; style=&quot;width: 100%;&quot; /&gt;&lt;p class=&quot;text-center&quot;&gt;&lt;br&gt;&lt;i&gt;Amaranthus sp.&lt;/i&gt;&lt;/p&gt;" calcext:value-type="string">
            <text:p>&lt;img class="img img-responsive img-thumbnail" <text:s/>src="assets/img/vinerysurvey/6.jpg" style="width: 100%;" /&gt;&lt;p class="text-center"&gt;&lt;br&gt;&lt;i&gt;Amaranthus sp.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])/3) * 3 = [.C7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gallis arvensis</text:p>
          </table:table-cell>
          <table:table-cell office:value-type="string" calcext:value-type="string">
            <text:p>Scarlet Pimpernel</text:p>
          </table:table-cell>
          <table:table-cell office:value-type="float" office:value="7" calcext:value-type="float">
            <text:p>7</text:p>
          </table:table-cell>
          <table:table-cell table:formula="of:=IF(INT(([.C8] -1)/3) * 3 = [.C8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] &amp; &quot;.jpg&quot;&quot; style=&quot;&quot;width: 100%;&quot;&quot; /&gt;&lt;p class=&quot;&quot;text-center&quot;&quot;&gt;&quot; &amp; [.B8] &amp; &quot;&lt;br&gt;&lt;i&gt;&quot; &amp; [.A8] &amp; &quot;&lt;/i&gt;&lt;/p&gt;&quot;" office:value-type="string" office:string-value="&lt;img class=&quot;img img-responsive img-thumbnail&quot;  src=&quot;assets/img/vinerysurvey/7.jpg&quot; style=&quot;width: 100%;&quot; /&gt;&lt;p class=&quot;text-center&quot;&gt;Scarlet Pimpernel&lt;br&gt;&lt;i&gt;Anagallis arvensis&lt;/i&gt;&lt;/p&gt;" calcext:value-type="string">
            <text:p>&lt;img class="img img-responsive img-thumbnail" <text:s/>src="assets/img/vinerysurvey/7.jpg" style="width: 100%;" /&gt;&lt;p class="text-center"&gt;Scarlet Pimpernel&lt;br&gt;&lt;i&gt;Anagallis arvens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])/3) * 3 = [.C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santha sterilis</text:p>
          </table:table-cell>
          <table:table-cell office:value-type="string" calcext:value-type="string">
            <text:p>Barren Brome</text:p>
          </table:table-cell>
          <table:table-cell office:value-type="float" office:value="8" calcext:value-type="float">
            <text:p>8</text:p>
          </table:table-cell>
          <table:table-cell table:formula="of:=IF(INT(([.C9] -1)/3) * 3 = [.C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9] &amp; &quot;.jpg&quot;&quot; style=&quot;&quot;width: 100%;&quot;&quot; /&gt;&lt;p class=&quot;&quot;text-center&quot;&quot;&gt;&quot; &amp; [.B9] &amp; &quot;&lt;br&gt;&lt;i&gt;&quot; &amp; [.A9] &amp; &quot;&lt;/i&gt;&lt;/p&gt;&quot;" office:value-type="string" office:string-value="&lt;img class=&quot;img img-responsive img-thumbnail&quot;  src=&quot;assets/img/vinerysurvey/8.jpg&quot; style=&quot;width: 100%;&quot; /&gt;&lt;p class=&quot;text-center&quot;&gt;Barren Brome&lt;br&gt;&lt;i&gt;Anisantha sterilis&lt;/i&gt;&lt;/p&gt;" calcext:value-type="string">
            <text:p>&lt;img class="img img-responsive img-thumbnail" <text:s/>src="assets/img/vinerysurvey/8.jpg" style="width: 100%;" /&gt;&lt;p class="text-center"&gt;Barren Brome&lt;br&gt;&lt;i&gt;Anisantha steril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9])/3) * 3 = [.C9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hriscus sylvestris</text:p>
          </table:table-cell>
          <table:table-cell office:value-type="string" calcext:value-type="string">
            <text:p>Cow Parsley</text:p>
          </table:table-cell>
          <table:table-cell office:value-type="float" office:value="9" calcext:value-type="float">
            <text:p>9</text:p>
          </table:table-cell>
          <table:table-cell table:formula="of:=IF(INT(([.C10] -1)/3) * 3 = [.C10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0] &amp; &quot;.jpg&quot;&quot; style=&quot;&quot;width: 100%;&quot;&quot; /&gt;&lt;p class=&quot;&quot;text-center&quot;&quot;&gt;&quot; &amp; [.B10] &amp; &quot;&lt;br&gt;&lt;i&gt;&quot; &amp; [.A10] &amp; &quot;&lt;/i&gt;&lt;/p&gt;&quot;" office:value-type="string" office:string-value="&lt;img class=&quot;img img-responsive img-thumbnail&quot;  src=&quot;assets/img/vinerysurvey/9.jpg&quot; style=&quot;width: 100%;&quot; /&gt;&lt;p class=&quot;text-center&quot;&gt;Cow Parsley&lt;br&gt;&lt;i&gt;Anthriscus sylvestris&lt;/i&gt;&lt;/p&gt;" calcext:value-type="string">
            <text:p>&lt;img class="img img-responsive img-thumbnail" <text:s/>src="assets/img/vinerysurvey/9.jpg" style="width: 100%;" /&gt;&lt;p class="text-center"&gt;Cow Parsley&lt;br&gt;&lt;i&gt;Anthriscus sylvest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0])/3) * 3 = [.C10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quilegia vulgaris</text:p>
          </table:table-cell>
          <table:table-cell office:value-type="string" calcext:value-type="string">
            <text:p>Columbine</text:p>
          </table:table-cell>
          <table:table-cell office:value-type="float" office:value="10" calcext:value-type="float">
            <text:p>10</text:p>
          </table:table-cell>
          <table:table-cell table:formula="of:=IF(INT(([.C11] -1)/3) * 3 = [.C11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1] &amp; &quot;.jpg&quot;&quot; style=&quot;&quot;width: 100%;&quot;&quot; /&gt;&lt;p class=&quot;&quot;text-center&quot;&quot;&gt;&quot; &amp; [.B11] &amp; &quot;&lt;br&gt;&lt;i&gt;&quot; &amp; [.A11] &amp; &quot;&lt;/i&gt;&lt;/p&gt;&quot;" office:value-type="string" office:string-value="&lt;img class=&quot;img img-responsive img-thumbnail&quot;  src=&quot;assets/img/vinerysurvey/10.jpg&quot; style=&quot;width: 100%;&quot; /&gt;&lt;p class=&quot;text-center&quot;&gt;Columbine&lt;br&gt;&lt;i&gt;Aquilegia vulgaris&lt;/i&gt;&lt;/p&gt;" calcext:value-type="string">
            <text:p>&lt;img class="img img-responsive img-thumbnail" <text:s/>src="assets/img/vinerysurvey/10.jpg" style="width: 100%;" /&gt;&lt;p class="text-center"&gt;Columbine&lt;br&gt;&lt;i&gt;Aquilegia vulga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1])/3) * 3 = [.C11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henatherum elatius</text:p>
          </table:table-cell>
          <table:table-cell office:value-type="string" calcext:value-type="string">
            <text:p>False Oat-Grass</text:p>
          </table:table-cell>
          <table:table-cell office:value-type="float" office:value="11" calcext:value-type="float">
            <text:p>11</text:p>
          </table:table-cell>
          <table:table-cell table:formula="of:=IF(INT(([.C12] -1)/3) * 3 = [.C1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2] &amp; &quot;.jpg&quot;&quot; style=&quot;&quot;width: 100%;&quot;&quot; /&gt;&lt;p class=&quot;&quot;text-center&quot;&quot;&gt;&quot; &amp; [.B12] &amp; &quot;&lt;br&gt;&lt;i&gt;&quot; &amp; [.A12] &amp; &quot;&lt;/i&gt;&lt;/p&gt;&quot;" office:value-type="string" office:string-value="&lt;img class=&quot;img img-responsive img-thumbnail&quot;  src=&quot;assets/img/vinerysurvey/11.jpg&quot; style=&quot;width: 100%;&quot; /&gt;&lt;p class=&quot;text-center&quot;&gt;False Oat-Grass&lt;br&gt;&lt;i&gt;Arrhenatherum elatius&lt;/i&gt;&lt;/p&gt;" calcext:value-type="string">
            <text:p>&lt;img class="img img-responsive img-thumbnail" <text:s/>src="assets/img/vinerysurvey/11.jpg" style="width: 100%;" /&gt;&lt;p class="text-center"&gt;False Oat-Grass&lt;br&gt;&lt;i&gt;Arrhenatherum elati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2])/3) * 3 = [.C1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riplex prostrata</text:p>
          </table:table-cell>
          <table:table-cell office:value-type="string" calcext:value-type="string">
            <text:p>Spear-leaved Orache</text:p>
          </table:table-cell>
          <table:table-cell office:value-type="float" office:value="12" calcext:value-type="float">
            <text:p>12</text:p>
          </table:table-cell>
          <table:table-cell table:formula="of:=IF(INT(([.C13] -1)/3) * 3 = [.C1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3] &amp; &quot;.jpg&quot;&quot; style=&quot;&quot;width: 100%;&quot;&quot; /&gt;&lt;p class=&quot;&quot;text-center&quot;&quot;&gt;&quot; &amp; [.B13] &amp; &quot;&lt;br&gt;&lt;i&gt;&quot; &amp; [.A13] &amp; &quot;&lt;/i&gt;&lt;/p&gt;&quot;" office:value-type="string" office:string-value="&lt;img class=&quot;img img-responsive img-thumbnail&quot;  src=&quot;assets/img/vinerysurvey/12.jpg&quot; style=&quot;width: 100%;&quot; /&gt;&lt;p class=&quot;text-center&quot;&gt;Spear-leaved Orache&lt;br&gt;&lt;i&gt;Atriplex prostrata&lt;/i&gt;&lt;/p&gt;" calcext:value-type="string">
            <text:p>&lt;img class="img img-responsive img-thumbnail" <text:s/>src="assets/img/vinerysurvey/12.jpg" style="width: 100%;" /&gt;&lt;p class="text-center"&gt;Spear-leaved Orache&lt;br&gt;&lt;i&gt;Atriplex prostrat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3])/3) * 3 = [.C13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na fatua</text:p>
          </table:table-cell>
          <table:table-cell office:value-type="string" calcext:value-type="string">
            <text:p>Wild-oat</text:p>
          </table:table-cell>
          <table:table-cell office:value-type="float" office:value="13" calcext:value-type="float">
            <text:p>13</text:p>
          </table:table-cell>
          <table:table-cell table:formula="of:=IF(INT(([.C14] -1)/3) * 3 = [.C14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4] &amp; &quot;.jpg&quot;&quot; style=&quot;&quot;width: 100%;&quot;&quot; /&gt;&lt;p class=&quot;&quot;text-center&quot;&quot;&gt;&quot; &amp; [.B14] &amp; &quot;&lt;br&gt;&lt;i&gt;&quot; &amp; [.A14] &amp; &quot;&lt;/i&gt;&lt;/p&gt;&quot;" office:value-type="string" office:string-value="&lt;img class=&quot;img img-responsive img-thumbnail&quot;  src=&quot;assets/img/vinerysurvey/13.jpg&quot; style=&quot;width: 100%;&quot; /&gt;&lt;p class=&quot;text-center&quot;&gt;Wild-oat&lt;br&gt;&lt;i&gt;Avena fatua&lt;/i&gt;&lt;/p&gt;" calcext:value-type="string">
            <text:p>&lt;img class="img img-responsive img-thumbnail" <text:s/>src="assets/img/vinerysurvey/13.jpg" style="width: 100%;" /&gt;&lt;p class="text-center"&gt;Wild-oat&lt;br&gt;&lt;i&gt;Avena fatu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4])/3) * 3 = [.C1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llis perennis</text:p>
          </table:table-cell>
          <table:table-cell office:value-type="string" calcext:value-type="string">
            <text:p>Daisy</text:p>
          </table:table-cell>
          <table:table-cell office:value-type="float" office:value="14" calcext:value-type="float">
            <text:p>14</text:p>
          </table:table-cell>
          <table:table-cell table:formula="of:=IF(INT(([.C15] -1)/3) * 3 = [.C1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5] &amp; &quot;.jpg&quot;&quot; style=&quot;&quot;width: 100%;&quot;&quot; /&gt;&lt;p class=&quot;&quot;text-center&quot;&quot;&gt;&quot; &amp; [.B15] &amp; &quot;&lt;br&gt;&lt;i&gt;&quot; &amp; [.A15] &amp; &quot;&lt;/i&gt;&lt;/p&gt;&quot;" office:value-type="string" office:string-value="&lt;img class=&quot;img img-responsive img-thumbnail&quot;  src=&quot;assets/img/vinerysurvey/14.jpg&quot; style=&quot;width: 100%;&quot; /&gt;&lt;p class=&quot;text-center&quot;&gt;Daisy&lt;br&gt;&lt;i&gt;Bellis perennis&lt;/i&gt;&lt;/p&gt;" calcext:value-type="string">
            <text:p>&lt;img class="img img-responsive img-thumbnail" <text:s/>src="assets/img/vinerysurvey/14.jpg" style="width: 100%;" /&gt;&lt;p class="text-center"&gt;Daisy&lt;br&gt;&lt;i&gt;Bellis perenn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5])/3) * 3 = [.C1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ta vulgaris</text:p>
          </table:table-cell>
          <table:table-cell office:value-type="string" calcext:value-type="string">
            <text:p>Beet</text:p>
          </table:table-cell>
          <table:table-cell office:value-type="float" office:value="15" calcext:value-type="float">
            <text:p>15</text:p>
          </table:table-cell>
          <table:table-cell table:formula="of:=IF(INT(([.C16] -1)/3) * 3 = [.C1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6] &amp; &quot;.jpg&quot;&quot; style=&quot;&quot;width: 100%;&quot;&quot; /&gt;&lt;p class=&quot;&quot;text-center&quot;&quot;&gt;&quot; &amp; [.B16] &amp; &quot;&lt;br&gt;&lt;i&gt;&quot; &amp; [.A16] &amp; &quot;&lt;/i&gt;&lt;/p&gt;&quot;" office:value-type="string" office:string-value="&lt;img class=&quot;img img-responsive img-thumbnail&quot;  src=&quot;assets/img/vinerysurvey/15.jpg&quot; style=&quot;width: 100%;&quot; /&gt;&lt;p class=&quot;text-center&quot;&gt;Beet&lt;br&gt;&lt;i&gt;Beta vulgaris&lt;/i&gt;&lt;/p&gt;" calcext:value-type="string">
            <text:p>&lt;img class="img img-responsive img-thumbnail" <text:s/>src="assets/img/vinerysurvey/15.jpg" style="width: 100%;" /&gt;&lt;p class="text-center"&gt;Beet&lt;br&gt;&lt;i&gt;Beta vulga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6])/3) * 3 = [.C16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ago officinalis</text:p>
          </table:table-cell>
          <table:table-cell office:value-type="string" calcext:value-type="string">
            <text:p>Borage</text:p>
          </table:table-cell>
          <table:table-cell office:value-type="float" office:value="16" calcext:value-type="float">
            <text:p>16</text:p>
          </table:table-cell>
          <table:table-cell table:formula="of:=IF(INT(([.C17] -1)/3) * 3 = [.C17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7] &amp; &quot;.jpg&quot;&quot; style=&quot;&quot;width: 100%;&quot;&quot; /&gt;&lt;p class=&quot;&quot;text-center&quot;&quot;&gt;&quot; &amp; [.B17] &amp; &quot;&lt;br&gt;&lt;i&gt;&quot; &amp; [.A17] &amp; &quot;&lt;/i&gt;&lt;/p&gt;&quot;" office:value-type="string" office:string-value="&lt;img class=&quot;img img-responsive img-thumbnail&quot;  src=&quot;assets/img/vinerysurvey/16.jpg&quot; style=&quot;width: 100%;&quot; /&gt;&lt;p class=&quot;text-center&quot;&gt;Borage&lt;br&gt;&lt;i&gt;Borago officinalis&lt;/i&gt;&lt;/p&gt;" calcext:value-type="string">
            <text:p>&lt;img class="img img-responsive img-thumbnail" <text:s/>src="assets/img/vinerysurvey/16.jpg" style="width: 100%;" /&gt;&lt;p class="text-center"&gt;Borage&lt;br&gt;&lt;i&gt;Borago officinal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7])/3) * 3 = [.C17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mus hordeaceus</text:p>
          </table:table-cell>
          <table:table-cell office:value-type="string" calcext:value-type="string">
            <text:p>Soft-brome</text:p>
          </table:table-cell>
          <table:table-cell office:value-type="float" office:value="17" calcext:value-type="float">
            <text:p>17</text:p>
          </table:table-cell>
          <table:table-cell table:formula="of:=IF(INT(([.C18] -1)/3) * 3 = [.C18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8] &amp; &quot;.jpg&quot;&quot; style=&quot;&quot;width: 100%;&quot;&quot; /&gt;&lt;p class=&quot;&quot;text-center&quot;&quot;&gt;&quot; &amp; [.B18] &amp; &quot;&lt;br&gt;&lt;i&gt;&quot; &amp; [.A18] &amp; &quot;&lt;/i&gt;&lt;/p&gt;&quot;" office:value-type="string" office:string-value="&lt;img class=&quot;img img-responsive img-thumbnail&quot;  src=&quot;assets/img/vinerysurvey/17.jpg&quot; style=&quot;width: 100%;&quot; /&gt;&lt;p class=&quot;text-center&quot;&gt;Soft-brome&lt;br&gt;&lt;i&gt;Bromus hordeaceus&lt;/i&gt;&lt;/p&gt;" calcext:value-type="string">
            <text:p>&lt;img class="img img-responsive img-thumbnail" <text:s/>src="assets/img/vinerysurvey/17.jpg" style="width: 100%;" /&gt;&lt;p class="text-center"&gt;Soft-brome&lt;br&gt;&lt;i&gt;Bromus hordeace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8])/3) * 3 = [.C1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yonia dioica</text:p>
          </table:table-cell>
          <table:table-cell office:value-type="string" calcext:value-type="string">
            <text:p>White Bryony</text:p>
          </table:table-cell>
          <table:table-cell office:value-type="float" office:value="18" calcext:value-type="float">
            <text:p>18</text:p>
          </table:table-cell>
          <table:table-cell table:formula="of:=IF(INT(([.C19] -1)/3) * 3 = [.C1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19] &amp; &quot;.jpg&quot;&quot; style=&quot;&quot;width: 100%;&quot;&quot; /&gt;&lt;p class=&quot;&quot;text-center&quot;&quot;&gt;&quot; &amp; [.B19] &amp; &quot;&lt;br&gt;&lt;i&gt;&quot; &amp; [.A19] &amp; &quot;&lt;/i&gt;&lt;/p&gt;&quot;" office:value-type="string" office:string-value="&lt;img class=&quot;img img-responsive img-thumbnail&quot;  src=&quot;assets/img/vinerysurvey/18.jpg&quot; style=&quot;width: 100%;&quot; /&gt;&lt;p class=&quot;text-center&quot;&gt;White Bryony&lt;br&gt;&lt;i&gt;Bryonia dioica&lt;/i&gt;&lt;/p&gt;" calcext:value-type="string">
            <text:p>&lt;img class="img img-responsive img-thumbnail" <text:s/>src="assets/img/vinerysurvey/18.jpg" style="width: 100%;" /&gt;&lt;p class="text-center"&gt;White Bryony&lt;br&gt;&lt;i&gt;Bryonia dioic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19])/3) * 3 = [.C19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ystegia silvatica</text:p>
          </table:table-cell>
          <table:table-cell office:value-type="string" calcext:value-type="string">
            <text:p>Large Bindweed</text:p>
          </table:table-cell>
          <table:table-cell office:value-type="float" office:value="19" calcext:value-type="float">
            <text:p>19</text:p>
          </table:table-cell>
          <table:table-cell table:formula="of:=IF(INT(([.C20] -1)/3) * 3 = [.C20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0] &amp; &quot;.jpg&quot;&quot; style=&quot;&quot;width: 100%;&quot;&quot; /&gt;&lt;p class=&quot;&quot;text-center&quot;&quot;&gt;&quot; &amp; [.B20] &amp; &quot;&lt;br&gt;&lt;i&gt;&quot; &amp; [.A20] &amp; &quot;&lt;/i&gt;&lt;/p&gt;&quot;" office:value-type="string" office:string-value="&lt;img class=&quot;img img-responsive img-thumbnail&quot;  src=&quot;assets/img/vinerysurvey/19.jpg&quot; style=&quot;width: 100%;&quot; /&gt;&lt;p class=&quot;text-center&quot;&gt;Large Bindweed&lt;br&gt;&lt;i&gt;Calystegia silvatica&lt;/i&gt;&lt;/p&gt;" calcext:value-type="string">
            <text:p>&lt;img class="img img-responsive img-thumbnail" <text:s/>src="assets/img/vinerysurvey/19.jpg" style="width: 100%;" /&gt;&lt;p class="text-center"&gt;Large Bindweed&lt;br&gt;&lt;i&gt;Calystegia silvatic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0])/3) * 3 = [.C20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sella bursa-pastoris</text:p>
          </table:table-cell>
          <table:table-cell office:value-type="string" calcext:value-type="string">
            <text:p>Shepherd's-purse</text:p>
          </table:table-cell>
          <table:table-cell office:value-type="float" office:value="20" calcext:value-type="float">
            <text:p>20</text:p>
          </table:table-cell>
          <table:table-cell table:formula="of:=IF(INT(([.C21] -1)/3) * 3 = [.C21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1] &amp; &quot;.jpg&quot;&quot; style=&quot;&quot;width: 100%;&quot;&quot; /&gt;&lt;p class=&quot;&quot;text-center&quot;&quot;&gt;&quot; &amp; [.B21] &amp; &quot;&lt;br&gt;&lt;i&gt;&quot; &amp; [.A21] &amp; &quot;&lt;/i&gt;&lt;/p&gt;&quot;" office:value-type="string" office:string-value="&lt;img class=&quot;img img-responsive img-thumbnail&quot;  src=&quot;assets/img/vinerysurvey/20.jpg&quot; style=&quot;width: 100%;&quot; /&gt;&lt;p class=&quot;text-center&quot;&gt;Shepherd's-purse&lt;br&gt;&lt;i&gt;Capsella bursa-pastoris&lt;/i&gt;&lt;/p&gt;" calcext:value-type="string">
            <text:p>&lt;img class="img img-responsive img-thumbnail" <text:s/>src="assets/img/vinerysurvey/20.jpg" style="width: 100%;" /&gt;&lt;p class="text-center"&gt;Shepherd's-purse&lt;br&gt;&lt;i&gt;Capsella bursa-pasto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1])/3) * 3 = [.C21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nthus ruber</text:p>
          </table:table-cell>
          <table:table-cell office:value-type="string" calcext:value-type="string">
            <text:p>Red Valerian</text:p>
          </table:table-cell>
          <table:table-cell office:value-type="float" office:value="21" calcext:value-type="float">
            <text:p>21</text:p>
          </table:table-cell>
          <table:table-cell table:formula="of:=IF(INT(([.C22] -1)/3) * 3 = [.C2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2] &amp; &quot;.jpg&quot;&quot; style=&quot;&quot;width: 100%;&quot;&quot; /&gt;&lt;p class=&quot;&quot;text-center&quot;&quot;&gt;&quot; &amp; [.B22] &amp; &quot;&lt;br&gt;&lt;i&gt;&quot; &amp; [.A22] &amp; &quot;&lt;/i&gt;&lt;/p&gt;&quot;" office:value-type="string" office:string-value="&lt;img class=&quot;img img-responsive img-thumbnail&quot;  src=&quot;assets/img/vinerysurvey/21.jpg&quot; style=&quot;width: 100%;&quot; /&gt;&lt;p class=&quot;text-center&quot;&gt;Red Valerian&lt;br&gt;&lt;i&gt;Centranthus ruber&lt;/i&gt;&lt;/p&gt;" calcext:value-type="string">
            <text:p>&lt;img class="img img-responsive img-thumbnail" <text:s/>src="assets/img/vinerysurvey/21.jpg" style="width: 100%;" /&gt;&lt;p class="text-center"&gt;Red Valerian&lt;br&gt;&lt;i&gt;Centranthus ruber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2])/3) * 3 = [.C22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nopodium album</text:p>
          </table:table-cell>
          <table:table-cell office:value-type="string" calcext:value-type="string">
            <text:p>Fat-hen</text:p>
          </table:table-cell>
          <table:table-cell office:value-type="float" office:value="22" calcext:value-type="float">
            <text:p>22</text:p>
          </table:table-cell>
          <table:table-cell table:formula="of:=IF(INT(([.C23] -1)/3) * 3 = [.C23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3] &amp; &quot;.jpg&quot;&quot; style=&quot;&quot;width: 100%;&quot;&quot; /&gt;&lt;p class=&quot;&quot;text-center&quot;&quot;&gt;&quot; &amp; [.B23] &amp; &quot;&lt;br&gt;&lt;i&gt;&quot; &amp; [.A23] &amp; &quot;&lt;/i&gt;&lt;/p&gt;&quot;" office:value-type="string" office:string-value="&lt;img class=&quot;img img-responsive img-thumbnail&quot;  src=&quot;assets/img/vinerysurvey/22.jpg&quot; style=&quot;width: 100%;&quot; /&gt;&lt;p class=&quot;text-center&quot;&gt;Fat-hen&lt;br&gt;&lt;i&gt;Chenopodium album&lt;/i&gt;&lt;/p&gt;" calcext:value-type="string">
            <text:p>&lt;img class="img img-responsive img-thumbnail" <text:s/>src="assets/img/vinerysurvey/22.jpg" style="width: 100%;" /&gt;&lt;p class="text-center"&gt;Fat-hen&lt;br&gt;&lt;i&gt;Chenopodium alb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3])/3) * 3 = [.C2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nopodium rubrum</text:p>
          </table:table-cell>
          <table:table-cell office:value-type="string" calcext:value-type="string">
            <text:p>Red Goosefoot</text:p>
          </table:table-cell>
          <table:table-cell office:value-type="float" office:value="23" calcext:value-type="float">
            <text:p>23</text:p>
          </table:table-cell>
          <table:table-cell table:formula="of:=IF(INT(([.C24] -1)/3) * 3 = [.C2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4] &amp; &quot;.jpg&quot;&quot; style=&quot;&quot;width: 100%;&quot;&quot; /&gt;&lt;p class=&quot;&quot;text-center&quot;&quot;&gt;&quot; &amp; [.B24] &amp; &quot;&lt;br&gt;&lt;i&gt;&quot; &amp; [.A24] &amp; &quot;&lt;/i&gt;&lt;/p&gt;&quot;" office:value-type="string" office:string-value="&lt;img class=&quot;img img-responsive img-thumbnail&quot;  src=&quot;assets/img/vinerysurvey/23.jpg&quot; style=&quot;width: 100%;&quot; /&gt;&lt;p class=&quot;text-center&quot;&gt;Red Goosefoot&lt;br&gt;&lt;i&gt;Chenopodium rubrum&lt;/i&gt;&lt;/p&gt;" calcext:value-type="string">
            <text:p>&lt;img class="img img-responsive img-thumbnail" <text:s/>src="assets/img/vinerysurvey/23.jpg" style="width: 100%;" /&gt;&lt;p class="text-center"&gt;Red Goosefoot&lt;br&gt;&lt;i&gt;Chenopodium rubr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4])/3) * 3 = [.C2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ccinella septempunctata</text:p>
          </table:table-cell>
          <table:table-cell office:value-type="string" calcext:value-type="string">
            <text:p>7-spot Ladybird</text:p>
          </table:table-cell>
          <table:table-cell office:value-type="float" office:value="24" calcext:value-type="float">
            <text:p>24</text:p>
          </table:table-cell>
          <table:table-cell table:formula="of:=IF(INT(([.C25] -1)/3) * 3 = [.C2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5] &amp; &quot;.jpg&quot;&quot; style=&quot;&quot;width: 100%;&quot;&quot; /&gt;&lt;p class=&quot;&quot;text-center&quot;&quot;&gt;&quot; &amp; [.B25] &amp; &quot;&lt;br&gt;&lt;i&gt;&quot; &amp; [.A25] &amp; &quot;&lt;/i&gt;&lt;/p&gt;&quot;" office:value-type="string" office:string-value="&lt;img class=&quot;img img-responsive img-thumbnail&quot;  src=&quot;assets/img/vinerysurvey/24.jpg&quot; style=&quot;width: 100%;&quot; /&gt;&lt;p class=&quot;text-center&quot;&gt;7-spot Ladybird&lt;br&gt;&lt;i&gt;Coccinella septempunctata&lt;/i&gt;&lt;/p&gt;" calcext:value-type="string">
            <text:p>&lt;img class="img img-responsive img-thumbnail" <text:s/>src="assets/img/vinerysurvey/24.jpg" style="width: 100%;" /&gt;&lt;p class="text-center"&gt;7-spot Ladybird&lt;br&gt;&lt;i&gt;Coccinella septempunctat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5])/3) * 3 = [.C25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volvulus arvensis</text:p>
          </table:table-cell>
          <table:table-cell office:value-type="string" calcext:value-type="string">
            <text:p>Field Bindweed</text:p>
          </table:table-cell>
          <table:table-cell office:value-type="float" office:value="25" calcext:value-type="float">
            <text:p>25</text:p>
          </table:table-cell>
          <table:table-cell table:formula="of:=IF(INT(([.C26] -1)/3) * 3 = [.C26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6] &amp; &quot;.jpg&quot;&quot; style=&quot;&quot;width: 100%;&quot;&quot; /&gt;&lt;p class=&quot;&quot;text-center&quot;&quot;&gt;&quot; &amp; [.B26] &amp; &quot;&lt;br&gt;&lt;i&gt;&quot; &amp; [.A26] &amp; &quot;&lt;/i&gt;&lt;/p&gt;&quot;" office:value-type="string" office:string-value="&lt;img class=&quot;img img-responsive img-thumbnail&quot;  src=&quot;assets/img/vinerysurvey/25.jpg&quot; style=&quot;width: 100%;&quot; /&gt;&lt;p class=&quot;text-center&quot;&gt;Field Bindweed&lt;br&gt;&lt;i&gt;Convolvulus arvensis&lt;/i&gt;&lt;/p&gt;" calcext:value-type="string">
            <text:p>&lt;img class="img img-responsive img-thumbnail" <text:s/>src="assets/img/vinerysurvey/25.jpg" style="width: 100%;" /&gt;&lt;p class="text-center"&gt;Field Bindweed&lt;br&gt;&lt;i&gt;Convolvulus arvens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6])/3) * 3 = [.C26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ctylis glomerata</text:p>
          </table:table-cell>
          <table:table-cell office:value-type="string" calcext:value-type="string">
            <text:p>Cock's-foot</text:p>
          </table:table-cell>
          <table:table-cell office:value-type="float" office:value="26" calcext:value-type="float">
            <text:p>26</text:p>
          </table:table-cell>
          <table:table-cell table:formula="of:=IF(INT(([.C27] -1)/3) * 3 = [.C27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7] &amp; &quot;.jpg&quot;&quot; style=&quot;&quot;width: 100%;&quot;&quot; /&gt;&lt;p class=&quot;&quot;text-center&quot;&quot;&gt;&quot; &amp; [.B27] &amp; &quot;&lt;br&gt;&lt;i&gt;&quot; &amp; [.A27] &amp; &quot;&lt;/i&gt;&lt;/p&gt;&quot;" office:value-type="string" office:string-value="&lt;img class=&quot;img img-responsive img-thumbnail&quot;  src=&quot;assets/img/vinerysurvey/26.jpg&quot; style=&quot;width: 100%;&quot; /&gt;&lt;p class=&quot;text-center&quot;&gt;Cock's-foot&lt;br&gt;&lt;i&gt;Dactylis glomerata&lt;/i&gt;&lt;/p&gt;" calcext:value-type="string">
            <text:p>&lt;img class="img img-responsive img-thumbnail" <text:s/>src="assets/img/vinerysurvey/26.jpg" style="width: 100%;" /&gt;&lt;p class="text-center"&gt;Cock's-foot&lt;br&gt;&lt;i&gt;Dactylis glomerat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7])/3) * 3 = [.C27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psacus fullonum</text:p>
          </table:table-cell>
          <table:table-cell office:value-type="string" calcext:value-type="string">
            <text:p>Wild Teasel</text:p>
          </table:table-cell>
          <table:table-cell office:value-type="float" office:value="27" calcext:value-type="float">
            <text:p>27</text:p>
          </table:table-cell>
          <table:table-cell table:formula="of:=IF(INT(([.C28] -1)/3) * 3 = [.C28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8] &amp; &quot;.jpg&quot;&quot; style=&quot;&quot;width: 100%;&quot;&quot; /&gt;&lt;p class=&quot;&quot;text-center&quot;&quot;&gt;&quot; &amp; [.B28] &amp; &quot;&lt;br&gt;&lt;i&gt;&quot; &amp; [.A28] &amp; &quot;&lt;/i&gt;&lt;/p&gt;&quot;" office:value-type="string" office:string-value="&lt;img class=&quot;img img-responsive img-thumbnail&quot;  src=&quot;assets/img/vinerysurvey/27.jpg&quot; style=&quot;width: 100%;&quot; /&gt;&lt;p class=&quot;text-center&quot;&gt;Wild Teasel&lt;br&gt;&lt;i&gt;Dipsacus fullonum&lt;/i&gt;&lt;/p&gt;" calcext:value-type="string">
            <text:p>&lt;img class="img img-responsive img-thumbnail" <text:s/>src="assets/img/vinerysurvey/27.jpg" style="width: 100%;" /&gt;&lt;p class="text-center"&gt;Wild Teasel&lt;br&gt;&lt;i&gt;Dipsacus fullon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8])/3) * 3 = [.C28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ytrigia repens</text:p>
          </table:table-cell>
          <table:table-cell office:value-type="string" calcext:value-type="string">
            <text:p>Common Couch</text:p>
          </table:table-cell>
          <table:table-cell office:value-type="float" office:value="28" calcext:value-type="float">
            <text:p>28</text:p>
          </table:table-cell>
          <table:table-cell table:formula="of:=IF(INT(([.C29] -1)/3) * 3 = [.C29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29] &amp; &quot;.jpg&quot;&quot; style=&quot;&quot;width: 100%;&quot;&quot; /&gt;&lt;p class=&quot;&quot;text-center&quot;&quot;&gt;&quot; &amp; [.B29] &amp; &quot;&lt;br&gt;&lt;i&gt;&quot; &amp; [.A29] &amp; &quot;&lt;/i&gt;&lt;/p&gt;&quot;" office:value-type="string" office:string-value="&lt;img class=&quot;img img-responsive img-thumbnail&quot;  src=&quot;assets/img/vinerysurvey/28.jpg&quot; style=&quot;width: 100%;&quot; /&gt;&lt;p class=&quot;text-center&quot;&gt;Common Couch&lt;br&gt;&lt;i&gt;Elytrigia repens&lt;/i&gt;&lt;/p&gt;" calcext:value-type="string">
            <text:p>&lt;img class="img img-responsive img-thumbnail" <text:s/>src="assets/img/vinerysurvey/28.jpg" style="width: 100%;" /&gt;&lt;p class="text-center"&gt;Common Couch&lt;br&gt;&lt;i&gt;Elytrigia repen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29])/3) * 3 = [.C29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lobium ciliatum</text:p>
          </table:table-cell>
          <table:table-cell office:value-type="string" calcext:value-type="string">
            <text:p>American Willowherb</text:p>
          </table:table-cell>
          <table:table-cell office:value-type="float" office:value="29" calcext:value-type="float">
            <text:p>29</text:p>
          </table:table-cell>
          <table:table-cell table:formula="of:=IF(INT(([.C30] -1)/3) * 3 = [.C30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0] &amp; &quot;.jpg&quot;&quot; style=&quot;&quot;width: 100%;&quot;&quot; /&gt;&lt;p class=&quot;&quot;text-center&quot;&quot;&gt;&quot; &amp; [.B30] &amp; &quot;&lt;br&gt;&lt;i&gt;&quot; &amp; [.A30] &amp; &quot;&lt;/i&gt;&lt;/p&gt;&quot;" office:value-type="string" office:string-value="&lt;img class=&quot;img img-responsive img-thumbnail&quot;  src=&quot;assets/img/vinerysurvey/29.jpg&quot; style=&quot;width: 100%;&quot; /&gt;&lt;p class=&quot;text-center&quot;&gt;American Willowherb&lt;br&gt;&lt;i&gt;Epilobium ciliatum&lt;/i&gt;&lt;/p&gt;" calcext:value-type="string">
            <text:p>&lt;img class="img img-responsive img-thumbnail" <text:s/>src="assets/img/vinerysurvey/29.jpg" style="width: 100%;" /&gt;&lt;p class="text-center"&gt;American Willowherb&lt;br&gt;&lt;i&gt;Epilobium ciliat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0])/3) * 3 = [.C30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lobium parviflorum</text:p>
          </table:table-cell>
          <table:table-cell office:value-type="string" calcext:value-type="string">
            <text:p>Hoary Willowherb</text:p>
          </table:table-cell>
          <table:table-cell office:value-type="float" office:value="30" calcext:value-type="float">
            <text:p>30</text:p>
          </table:table-cell>
          <table:table-cell table:formula="of:=IF(INT(([.C31] -1)/3) * 3 = [.C31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1] &amp; &quot;.jpg&quot;&quot; style=&quot;&quot;width: 100%;&quot;&quot; /&gt;&lt;p class=&quot;&quot;text-center&quot;&quot;&gt;&quot; &amp; [.B31] &amp; &quot;&lt;br&gt;&lt;i&gt;&quot; &amp; [.A31] &amp; &quot;&lt;/i&gt;&lt;/p&gt;&quot;" office:value-type="string" office:string-value="&lt;img class=&quot;img img-responsive img-thumbnail&quot;  src=&quot;assets/img/vinerysurvey/30.jpg&quot; style=&quot;width: 100%;&quot; /&gt;&lt;p class=&quot;text-center&quot;&gt;Hoary Willowherb&lt;br&gt;&lt;i&gt;Epilobium parviflorum&lt;/i&gt;&lt;/p&gt;" calcext:value-type="string">
            <text:p>&lt;img class="img img-responsive img-thumbnail" <text:s/>src="assets/img/vinerysurvey/30.jpg" style="width: 100%;" /&gt;&lt;p class="text-center"&gt;Hoary Willowherb&lt;br&gt;&lt;i&gt;Epilobium parviflor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1])/3) * 3 = [.C31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lobium tetragonum</text:p>
          </table:table-cell>
          <table:table-cell office:value-type="string" calcext:value-type="string">
            <text:p>Square-stalked Willowherb</text:p>
          </table:table-cell>
          <table:table-cell office:value-type="float" office:value="31" calcext:value-type="float">
            <text:p>31</text:p>
          </table:table-cell>
          <table:table-cell table:formula="of:=IF(INT(([.C32] -1)/3) * 3 = [.C32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2] &amp; &quot;.jpg&quot;&quot; style=&quot;&quot;width: 100%;&quot;&quot; /&gt;&lt;p class=&quot;&quot;text-center&quot;&quot;&gt;&quot; &amp; [.B32] &amp; &quot;&lt;br&gt;&lt;i&gt;&quot; &amp; [.A32] &amp; &quot;&lt;/i&gt;&lt;/p&gt;&quot;" office:value-type="string" office:string-value="&lt;img class=&quot;img img-responsive img-thumbnail&quot;  src=&quot;assets/img/vinerysurvey/31.jpg&quot; style=&quot;width: 100%;&quot; /&gt;&lt;p class=&quot;text-center&quot;&gt;Square-stalked Willowherb&lt;br&gt;&lt;i&gt;Epilobium tetragonum&lt;/i&gt;&lt;/p&gt;" calcext:value-type="string">
            <text:p>&lt;img class="img img-responsive img-thumbnail" <text:s/>src="assets/img/vinerysurvey/31.jpg" style="width: 100%;" /&gt;&lt;p class="text-center"&gt;Square-stalked Willowherb&lt;br&gt;&lt;i&gt;Epilobium tetragon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2])/3) * 3 = [.C3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uisetum arvense</text:p>
          </table:table-cell>
          <table:table-cell office:value-type="string" calcext:value-type="string">
            <text:p>Field Horsetail</text:p>
          </table:table-cell>
          <table:table-cell office:value-type="float" office:value="32" calcext:value-type="float">
            <text:p>32</text:p>
          </table:table-cell>
          <table:table-cell table:formula="of:=IF(INT(([.C33] -1)/3) * 3 = [.C3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3] &amp; &quot;.jpg&quot;&quot; style=&quot;&quot;width: 100%;&quot;&quot; /&gt;&lt;p class=&quot;&quot;text-center&quot;&quot;&gt;&quot; &amp; [.B33] &amp; &quot;&lt;br&gt;&lt;i&gt;&quot; &amp; [.A33] &amp; &quot;&lt;/i&gt;&lt;/p&gt;&quot;" office:value-type="string" office:string-value="&lt;img class=&quot;img img-responsive img-thumbnail&quot;  src=&quot;assets/img/vinerysurvey/32.jpg&quot; style=&quot;width: 100%;&quot; /&gt;&lt;p class=&quot;text-center&quot;&gt;Field Horsetail&lt;br&gt;&lt;i&gt;Equisetum arvense&lt;/i&gt;&lt;/p&gt;" calcext:value-type="string">
            <text:p>&lt;img class="img img-responsive img-thumbnail" <text:s/>src="assets/img/vinerysurvey/32.jpg" style="width: 100%;" /&gt;&lt;p class="text-center"&gt;Field Horsetail&lt;br&gt;&lt;i&gt;Equisetum arvense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3])/3) * 3 = [.C3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bia helioscopia</text:p>
          </table:table-cell>
          <table:table-cell office:value-type="string" calcext:value-type="string">
            <text:p>Sun Spurge</text:p>
          </table:table-cell>
          <table:table-cell office:value-type="float" office:value="33" calcext:value-type="float">
            <text:p>33</text:p>
          </table:table-cell>
          <table:table-cell table:formula="of:=IF(INT(([.C34] -1)/3) * 3 = [.C3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4] &amp; &quot;.jpg&quot;&quot; style=&quot;&quot;width: 100%;&quot;&quot; /&gt;&lt;p class=&quot;&quot;text-center&quot;&quot;&gt;&quot; &amp; [.B34] &amp; &quot;&lt;br&gt;&lt;i&gt;&quot; &amp; [.A34] &amp; &quot;&lt;/i&gt;&lt;/p&gt;&quot;" office:value-type="string" office:string-value="&lt;img class=&quot;img img-responsive img-thumbnail&quot;  src=&quot;assets/img/vinerysurvey/33.jpg&quot; style=&quot;width: 100%;&quot; /&gt;&lt;p class=&quot;text-center&quot;&gt;Sun Spurge&lt;br&gt;&lt;i&gt;Euphorbia helioscopia&lt;/i&gt;&lt;/p&gt;" calcext:value-type="string">
            <text:p>&lt;img class="img img-responsive img-thumbnail" <text:s/>src="assets/img/vinerysurvey/33.jpg" style="width: 100%;" /&gt;&lt;p class="text-center"&gt;Sun Spurge&lt;br&gt;&lt;i&gt;Euphorbia helioscopi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4])/3) * 3 = [.C34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bia lathyris</text:p>
          </table:table-cell>
          <table:table-cell office:value-type="string" calcext:value-type="string">
            <text:p>Caper Spurge</text:p>
          </table:table-cell>
          <table:table-cell office:value-type="float" office:value="34" calcext:value-type="float">
            <text:p>34</text:p>
          </table:table-cell>
          <table:table-cell table:formula="of:=IF(INT(([.C35] -1)/3) * 3 = [.C35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5] &amp; &quot;.jpg&quot;&quot; style=&quot;&quot;width: 100%;&quot;&quot; /&gt;&lt;p class=&quot;&quot;text-center&quot;&quot;&gt;&quot; &amp; [.B35] &amp; &quot;&lt;br&gt;&lt;i&gt;&quot; &amp; [.A35] &amp; &quot;&lt;/i&gt;&lt;/p&gt;&quot;" office:value-type="string" office:string-value="&lt;img class=&quot;img img-responsive img-thumbnail&quot;  src=&quot;assets/img/vinerysurvey/34.jpg&quot; style=&quot;width: 100%;&quot; /&gt;&lt;p class=&quot;text-center&quot;&gt;Caper Spurge&lt;br&gt;&lt;i&gt;Euphorbia lathyris&lt;/i&gt;&lt;/p&gt;" calcext:value-type="string">
            <text:p>&lt;img class="img img-responsive img-thumbnail" <text:s/>src="assets/img/vinerysurvey/34.jpg" style="width: 100%;" /&gt;&lt;p class="text-center"&gt;Caper Spurge&lt;br&gt;&lt;i&gt;Euphorbia lathy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5])/3) * 3 = [.C3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bia peplus</text:p>
          </table:table-cell>
          <table:table-cell office:value-type="string" calcext:value-type="string">
            <text:p>Petty Spurge</text:p>
          </table:table-cell>
          <table:table-cell office:value-type="float" office:value="35" calcext:value-type="float">
            <text:p>35</text:p>
          </table:table-cell>
          <table:table-cell table:formula="of:=IF(INT(([.C36] -1)/3) * 3 = [.C3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6] &amp; &quot;.jpg&quot;&quot; style=&quot;&quot;width: 100%;&quot;&quot; /&gt;&lt;p class=&quot;&quot;text-center&quot;&quot;&gt;&quot; &amp; [.B36] &amp; &quot;&lt;br&gt;&lt;i&gt;&quot; &amp; [.A36] &amp; &quot;&lt;/i&gt;&lt;/p&gt;&quot;" office:value-type="string" office:string-value="&lt;img class=&quot;img img-responsive img-thumbnail&quot;  src=&quot;assets/img/vinerysurvey/35.jpg&quot; style=&quot;width: 100%;&quot; /&gt;&lt;p class=&quot;text-center&quot;&gt;Petty Spurge&lt;br&gt;&lt;i&gt;Euphorbia peplus&lt;/i&gt;&lt;/p&gt;" calcext:value-type="string">
            <text:p>&lt;img class="img img-responsive img-thumbnail" <text:s/>src="assets/img/vinerysurvey/35.jpg" style="width: 100%;" /&gt;&lt;p class="text-center"&gt;Petty Spurge&lt;br&gt;&lt;i&gt;Euphorbia pepl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6])/3) * 3 = [.C36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maria officinalis subsp. wirtgenii</text:p>
          </table:table-cell>
          <table:table-cell office:value-type="string" calcext:value-type="string">
            <text:p>Common Fumitory</text:p>
          </table:table-cell>
          <table:table-cell office:value-type="float" office:value="36" calcext:value-type="float">
            <text:p>36</text:p>
          </table:table-cell>
          <table:table-cell table:formula="of:=IF(INT(([.C37] -1)/3) * 3 = [.C37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7] &amp; &quot;.jpg&quot;&quot; style=&quot;&quot;width: 100%;&quot;&quot; /&gt;&lt;p class=&quot;&quot;text-center&quot;&quot;&gt;&quot; &amp; [.B37] &amp; &quot;&lt;br&gt;&lt;i&gt;&quot; &amp; [.A37] &amp; &quot;&lt;/i&gt;&lt;/p&gt;&quot;" office:value-type="string" office:string-value="&lt;img class=&quot;img img-responsive img-thumbnail&quot;  src=&quot;assets/img/vinerysurvey/36.jpg&quot; style=&quot;width: 100%;&quot; /&gt;&lt;p class=&quot;text-center&quot;&gt;Common Fumitory&lt;br&gt;&lt;i&gt;Fumaria officinalis subsp. wirtgenii&lt;/i&gt;&lt;/p&gt;" calcext:value-type="string">
            <text:p>&lt;img class="img img-responsive img-thumbnail" <text:s/>src="assets/img/vinerysurvey/36.jpg" style="width: 100%;" /&gt;&lt;p class="text-center"&gt;Common Fumitory&lt;br&gt;&lt;i&gt;Fumaria officinalis subsp. wirtgenii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7])/3) * 3 = [.C37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ium aparine</text:p>
          </table:table-cell>
          <table:table-cell office:value-type="string" calcext:value-type="string">
            <text:p>Cleavers</text:p>
          </table:table-cell>
          <table:table-cell office:value-type="float" office:value="37" calcext:value-type="float">
            <text:p>37</text:p>
          </table:table-cell>
          <table:table-cell table:formula="of:=IF(INT(([.C38] -1)/3) * 3 = [.C38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8] &amp; &quot;.jpg&quot;&quot; style=&quot;&quot;width: 100%;&quot;&quot; /&gt;&lt;p class=&quot;&quot;text-center&quot;&quot;&gt;&quot; &amp; [.B38] &amp; &quot;&lt;br&gt;&lt;i&gt;&quot; &amp; [.A38] &amp; &quot;&lt;/i&gt;&lt;/p&gt;&quot;" office:value-type="string" office:string-value="&lt;img class=&quot;img img-responsive img-thumbnail&quot;  src=&quot;assets/img/vinerysurvey/37.jpg&quot; style=&quot;width: 100%;&quot; /&gt;&lt;p class=&quot;text-center&quot;&gt;Cleavers&lt;br&gt;&lt;i&gt;Galium aparine&lt;/i&gt;&lt;/p&gt;" calcext:value-type="string">
            <text:p>&lt;img class="img img-responsive img-thumbnail" <text:s/>src="assets/img/vinerysurvey/37.jpg" style="width: 100%;" /&gt;&lt;p class="text-center"&gt;Cleavers&lt;br&gt;&lt;i&gt;Galium aparine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8])/3) * 3 = [.C3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ium verum</text:p>
          </table:table-cell>
          <table:table-cell office:value-type="string" calcext:value-type="string">
            <text:p>Lady's Bedstraw</text:p>
          </table:table-cell>
          <table:table-cell office:value-type="float" office:value="38" calcext:value-type="float">
            <text:p>38</text:p>
          </table:table-cell>
          <table:table-cell table:formula="of:=IF(INT(([.C39] -1)/3) * 3 = [.C3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39] &amp; &quot;.jpg&quot;&quot; style=&quot;&quot;width: 100%;&quot;&quot; /&gt;&lt;p class=&quot;&quot;text-center&quot;&quot;&gt;&quot; &amp; [.B39] &amp; &quot;&lt;br&gt;&lt;i&gt;&quot; &amp; [.A39] &amp; &quot;&lt;/i&gt;&lt;/p&gt;&quot;" office:value-type="string" office:string-value="&lt;img class=&quot;img img-responsive img-thumbnail&quot;  src=&quot;assets/img/vinerysurvey/38.jpg&quot; style=&quot;width: 100%;&quot; /&gt;&lt;p class=&quot;text-center&quot;&gt;Lady's Bedstraw&lt;br&gt;&lt;i&gt;Galium verum&lt;/i&gt;&lt;/p&gt;" calcext:value-type="string">
            <text:p>&lt;img class="img img-responsive img-thumbnail" <text:s/>src="assets/img/vinerysurvey/38.jpg" style="width: 100%;" /&gt;&lt;p class="text-center"&gt;Lady's Bedstraw&lt;br&gt;&lt;i&gt;Galium ver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39])/3) * 3 = [.C39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anium dissectum</text:p>
          </table:table-cell>
          <table:table-cell office:value-type="string" calcext:value-type="string">
            <text:p>Cut-leaved Crane's-bill</text:p>
          </table:table-cell>
          <table:table-cell office:value-type="float" office:value="39" calcext:value-type="float">
            <text:p>39</text:p>
          </table:table-cell>
          <table:table-cell table:formula="of:=IF(INT(([.C40] -1)/3) * 3 = [.C40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0] &amp; &quot;.jpg&quot;&quot; style=&quot;&quot;width: 100%;&quot;&quot; /&gt;&lt;p class=&quot;&quot;text-center&quot;&quot;&gt;&quot; &amp; [.B40] &amp; &quot;&lt;br&gt;&lt;i&gt;&quot; &amp; [.A40] &amp; &quot;&lt;/i&gt;&lt;/p&gt;&quot;" office:value-type="string" office:string-value="&lt;img class=&quot;img img-responsive img-thumbnail&quot;  src=&quot;assets/img/vinerysurvey/39.jpg&quot; style=&quot;width: 100%;&quot; /&gt;&lt;p class=&quot;text-center&quot;&gt;Cut-leaved Crane's-bill&lt;br&gt;&lt;i&gt;Geranium dissectum&lt;/i&gt;&lt;/p&gt;" calcext:value-type="string">
            <text:p>&lt;img class="img img-responsive img-thumbnail" <text:s/>src="assets/img/vinerysurvey/39.jpg" style="width: 100%;" /&gt;&lt;p class="text-center"&gt;Cut-leaved Crane's-bill&lt;br&gt;&lt;i&gt;Geranium dissect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0])/3) * 3 = [.C40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eranium pyrenaicum</text:p>
          </table:table-cell>
          <table:table-cell table:style-name="ce1" office:value-type="string" calcext:value-type="string">
            <text:p>Hedgerow Crane's-bill</text:p>
          </table:table-cell>
          <table:table-cell table:style-name="ce3" office:value-type="float" office:value="40" calcext:value-type="float">
            <text:p>40</text:p>
          </table:table-cell>
          <table:table-cell table:formula="of:=IF(INT(([.C41] -1)/3) * 3 = [.C41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1] &amp; &quot;.jpg&quot;&quot; style=&quot;&quot;width: 100%;&quot;&quot; /&gt;&lt;p class=&quot;&quot;text-center&quot;&quot;&gt;&quot; &amp; [.B41] &amp; &quot;&lt;br&gt;&lt;i&gt;&quot; &amp; [.A41] &amp; &quot;&lt;/i&gt;&lt;/p&gt;&quot;" office:value-type="string" office:string-value="&lt;img class=&quot;img img-responsive img-thumbnail&quot;  src=&quot;assets/img/vinerysurvey/40.jpg&quot; style=&quot;width: 100%;&quot; /&gt;&lt;p class=&quot;text-center&quot;&gt;Hedgerow Crane's-bill&lt;br&gt;&lt;i&gt;Geranium pyrenaicum&lt;/i&gt;&lt;/p&gt;" calcext:value-type="string">
            <text:p>&lt;img class="img img-responsive img-thumbnail" <text:s/>src="assets/img/vinerysurvey/40.jpg" style="width: 100%;" /&gt;&lt;p class="text-center"&gt;Hedgerow Crane's-bill&lt;br&gt;&lt;i&gt;Geranium pyrenaic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1])/3) * 3 = [.C41] ; &quot;&lt;/div&gt;&quot;; &quot;&quot;)">
            <text:p/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Geranium robertianum</text:p>
          </table:table-cell>
          <table:table-cell office:value-type="string" calcext:value-type="string">
            <text:p>Herb-Robert</text:p>
          </table:table-cell>
          <table:table-cell office:value-type="float" office:value="41" calcext:value-type="float">
            <text:p>41</text:p>
          </table:table-cell>
          <table:table-cell table:formula="of:=IF(INT(([.C42] -1)/3) * 3 = [.C4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2] &amp; &quot;.jpg&quot;&quot; style=&quot;&quot;width: 100%;&quot;&quot; /&gt;&lt;p class=&quot;&quot;text-center&quot;&quot;&gt;&quot; &amp; [.B42] &amp; &quot;&lt;br&gt;&lt;i&gt;&quot; &amp; [.A42] &amp; &quot;&lt;/i&gt;&lt;/p&gt;&quot;" office:value-type="string" office:string-value="&lt;img class=&quot;img img-responsive img-thumbnail&quot;  src=&quot;assets/img/vinerysurvey/41.jpg&quot; style=&quot;width: 100%;&quot; /&gt;&lt;p class=&quot;text-center&quot;&gt;Herb-Robert&lt;br&gt;&lt;i&gt;Geranium robertianum&lt;/i&gt;&lt;/p&gt;" calcext:value-type="string">
            <text:p>&lt;img class="img img-responsive img-thumbnail" <text:s/>src="assets/img/vinerysurvey/41.jpg" style="width: 100%;" /&gt;&lt;p class="text-center"&gt;Herb-Robert&lt;br&gt;&lt;i&gt;Geranium robertian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2])/3) * 3 = [.C4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um urbanum</text:p>
          </table:table-cell>
          <table:table-cell office:value-type="string" calcext:value-type="string">
            <text:p>Wood Avens</text:p>
          </table:table-cell>
          <table:table-cell office:value-type="float" office:value="42" calcext:value-type="float">
            <text:p>42</text:p>
          </table:table-cell>
          <table:table-cell table:formula="of:=IF(INT(([.C43] -1)/3) * 3 = [.C4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3] &amp; &quot;.jpg&quot;&quot; style=&quot;&quot;width: 100%;&quot;&quot; /&gt;&lt;p class=&quot;&quot;text-center&quot;&quot;&gt;&quot; &amp; [.B43] &amp; &quot;&lt;br&gt;&lt;i&gt;&quot; &amp; [.A43] &amp; &quot;&lt;/i&gt;&lt;/p&gt;&quot;" office:value-type="string" office:string-value="&lt;img class=&quot;img img-responsive img-thumbnail&quot;  src=&quot;assets/img/vinerysurvey/42.jpg&quot; style=&quot;width: 100%;&quot; /&gt;&lt;p class=&quot;text-center&quot;&gt;Wood Avens&lt;br&gt;&lt;i&gt;Geum urbanum&lt;/i&gt;&lt;/p&gt;" calcext:value-type="string">
            <text:p>&lt;img class="img img-responsive img-thumbnail" <text:s/>src="assets/img/vinerysurvey/42.jpg" style="width: 100%;" /&gt;&lt;p class="text-center"&gt;Wood Avens&lt;br&gt;&lt;i&gt;Geum urban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3])/3) * 3 = [.C43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minthotheca echioides</text:p>
          </table:table-cell>
          <table:table-cell office:value-type="string" calcext:value-type="string">
            <text:p>Bristly Oxtongue</text:p>
          </table:table-cell>
          <table:table-cell office:value-type="float" office:value="43" calcext:value-type="float">
            <text:p>43</text:p>
          </table:table-cell>
          <table:table-cell table:formula="of:=IF(INT(([.C44] -1)/3) * 3 = [.C44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4] &amp; &quot;.jpg&quot;&quot; style=&quot;&quot;width: 100%;&quot;&quot; /&gt;&lt;p class=&quot;&quot;text-center&quot;&quot;&gt;&quot; &amp; [.B44] &amp; &quot;&lt;br&gt;&lt;i&gt;&quot; &amp; [.A44] &amp; &quot;&lt;/i&gt;&lt;/p&gt;&quot;" office:value-type="string" office:string-value="&lt;img class=&quot;img img-responsive img-thumbnail&quot;  src=&quot;assets/img/vinerysurvey/43.jpg&quot; style=&quot;width: 100%;&quot; /&gt;&lt;p class=&quot;text-center&quot;&gt;Bristly Oxtongue&lt;br&gt;&lt;i&gt;Helminthotheca echioides&lt;/i&gt;&lt;/p&gt;" calcext:value-type="string">
            <text:p>&lt;img class="img img-responsive img-thumbnail" <text:s/>src="assets/img/vinerysurvey/43.jpg" style="width: 100%;" /&gt;&lt;p class="text-center"&gt;Bristly Oxtongue&lt;br&gt;&lt;i&gt;Helminthotheca echioide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4])/3) * 3 = [.C4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cus lanatus</text:p>
          </table:table-cell>
          <table:table-cell office:value-type="string" calcext:value-type="string">
            <text:p>Yorkshire-fog</text:p>
          </table:table-cell>
          <table:table-cell office:value-type="float" office:value="44" calcext:value-type="float">
            <text:p>44</text:p>
          </table:table-cell>
          <table:table-cell table:formula="of:=IF(INT(([.C45] -1)/3) * 3 = [.C4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5] &amp; &quot;.jpg&quot;&quot; style=&quot;&quot;width: 100%;&quot;&quot; /&gt;&lt;p class=&quot;&quot;text-center&quot;&quot;&gt;&quot; &amp; [.B45] &amp; &quot;&lt;br&gt;&lt;i&gt;&quot; &amp; [.A45] &amp; &quot;&lt;/i&gt;&lt;/p&gt;&quot;" office:value-type="string" office:string-value="&lt;img class=&quot;img img-responsive img-thumbnail&quot;  src=&quot;assets/img/vinerysurvey/44.jpg&quot; style=&quot;width: 100%;&quot; /&gt;&lt;p class=&quot;text-center&quot;&gt;Yorkshire-fog&lt;br&gt;&lt;i&gt;Holcus lanatus&lt;/i&gt;&lt;/p&gt;" calcext:value-type="string">
            <text:p>&lt;img class="img img-responsive img-thumbnail" <text:s/>src="assets/img/vinerysurvey/44.jpg" style="width: 100%;" /&gt;&lt;p class="text-center"&gt;Yorkshire-fog&lt;br&gt;&lt;i&gt;Holcus lanat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5])/3) * 3 = [.C4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rdeum murinum</text:p>
          </table:table-cell>
          <table:table-cell office:value-type="string" calcext:value-type="string">
            <text:p>Wall Barley</text:p>
          </table:table-cell>
          <table:table-cell office:value-type="float" office:value="45" calcext:value-type="float">
            <text:p>45</text:p>
          </table:table-cell>
          <table:table-cell table:formula="of:=IF(INT(([.C46] -1)/3) * 3 = [.C4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6] &amp; &quot;.jpg&quot;&quot; style=&quot;&quot;width: 100%;&quot;&quot; /&gt;&lt;p class=&quot;&quot;text-center&quot;&quot;&gt;&quot; &amp; [.B46] &amp; &quot;&lt;br&gt;&lt;i&gt;&quot; &amp; [.A46] &amp; &quot;&lt;/i&gt;&lt;/p&gt;&quot;" office:value-type="string" office:string-value="&lt;img class=&quot;img img-responsive img-thumbnail&quot;  src=&quot;assets/img/vinerysurvey/45.jpg&quot; style=&quot;width: 100%;&quot; /&gt;&lt;p class=&quot;text-center&quot;&gt;Wall Barley&lt;br&gt;&lt;i&gt;Hordeum murinum&lt;/i&gt;&lt;/p&gt;" calcext:value-type="string">
            <text:p>&lt;img class="img img-responsive img-thumbnail" <text:s/>src="assets/img/vinerysurvey/45.jpg" style="width: 100%;" /&gt;&lt;p class="text-center"&gt;Wall Barley&lt;br&gt;&lt;i&gt;Hordeum murin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6])/3) * 3 = [.C46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ex aquifolium</text:p>
          </table:table-cell>
          <table:table-cell office:value-type="string" calcext:value-type="string">
            <text:p>Holly</text:p>
          </table:table-cell>
          <table:table-cell office:value-type="float" office:value="46" calcext:value-type="float">
            <text:p>46</text:p>
          </table:table-cell>
          <table:table-cell table:formula="of:=IF(INT(([.C47] -1)/3) * 3 = [.C47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7] &amp; &quot;.jpg&quot;&quot; style=&quot;&quot;width: 100%;&quot;&quot; /&gt;&lt;p class=&quot;&quot;text-center&quot;&quot;&gt;&quot; &amp; [.B47] &amp; &quot;&lt;br&gt;&lt;i&gt;&quot; &amp; [.A47] &amp; &quot;&lt;/i&gt;&lt;/p&gt;&quot;" office:value-type="string" office:string-value="&lt;img class=&quot;img img-responsive img-thumbnail&quot;  src=&quot;assets/img/vinerysurvey/46.jpg&quot; style=&quot;width: 100%;&quot; /&gt;&lt;p class=&quot;text-center&quot;&gt;Holly&lt;br&gt;&lt;i&gt;Ilex aquifolium&lt;/i&gt;&lt;/p&gt;" calcext:value-type="string">
            <text:p>&lt;img class="img img-responsive img-thumbnail" <text:s/>src="assets/img/vinerysurvey/46.jpg" style="width: 100%;" /&gt;&lt;p class="text-center"&gt;Holly&lt;br&gt;&lt;i&gt;Ilex aquifoli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7])/3) * 3 = [.C47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is foetidissima</text:p>
          </table:table-cell>
          <table:table-cell office:value-type="string" calcext:value-type="string">
            <text:p>Stinking Iris</text:p>
          </table:table-cell>
          <table:table-cell office:value-type="float" office:value="47" calcext:value-type="float">
            <text:p>47</text:p>
          </table:table-cell>
          <table:table-cell table:formula="of:=IF(INT(([.C48] -1)/3) * 3 = [.C48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8] &amp; &quot;.jpg&quot;&quot; style=&quot;&quot;width: 100%;&quot;&quot; /&gt;&lt;p class=&quot;&quot;text-center&quot;&quot;&gt;&quot; &amp; [.B48] &amp; &quot;&lt;br&gt;&lt;i&gt;&quot; &amp; [.A48] &amp; &quot;&lt;/i&gt;&lt;/p&gt;&quot;" office:value-type="string" office:string-value="&lt;img class=&quot;img img-responsive img-thumbnail&quot;  src=&quot;assets/img/vinerysurvey/47.jpg&quot; style=&quot;width: 100%;&quot; /&gt;&lt;p class=&quot;text-center&quot;&gt;Stinking Iris&lt;br&gt;&lt;i&gt;Iris foetidissima&lt;/i&gt;&lt;/p&gt;" calcext:value-type="string">
            <text:p>&lt;img class="img img-responsive img-thumbnail" <text:s/>src="assets/img/vinerysurvey/47.jpg" style="width: 100%;" /&gt;&lt;p class="text-center"&gt;Stinking Iris&lt;br&gt;&lt;i&gt;Iris foetidissim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8])/3) * 3 = [.C4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lans regia</text:p>
          </table:table-cell>
          <table:table-cell office:value-type="string" calcext:value-type="string">
            <text:p>Walnut</text:p>
          </table:table-cell>
          <table:table-cell office:value-type="float" office:value="48" calcext:value-type="float">
            <text:p>48</text:p>
          </table:table-cell>
          <table:table-cell table:formula="of:=IF(INT(([.C49] -1)/3) * 3 = [.C4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49] &amp; &quot;.jpg&quot;&quot; style=&quot;&quot;width: 100%;&quot;&quot; /&gt;&lt;p class=&quot;&quot;text-center&quot;&quot;&gt;&quot; &amp; [.B49] &amp; &quot;&lt;br&gt;&lt;i&gt;&quot; &amp; [.A49] &amp; &quot;&lt;/i&gt;&lt;/p&gt;&quot;" office:value-type="string" office:string-value="&lt;img class=&quot;img img-responsive img-thumbnail&quot;  src=&quot;assets/img/vinerysurvey/48.jpg&quot; style=&quot;width: 100%;&quot; /&gt;&lt;p class=&quot;text-center&quot;&gt;Walnut&lt;br&gt;&lt;i&gt;Juglans regia&lt;/i&gt;&lt;/p&gt;" calcext:value-type="string">
            <text:p>&lt;img class="img img-responsive img-thumbnail" <text:s/>src="assets/img/vinerysurvey/48.jpg" style="width: 100%;" /&gt;&lt;p class="text-center"&gt;Walnut&lt;br&gt;&lt;i&gt;Juglans regi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49])/3) * 3 = [.C49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uca serriola</text:p>
          </table:table-cell>
          <table:table-cell office:value-type="string" calcext:value-type="string">
            <text:p>Prickly Lettuce</text:p>
          </table:table-cell>
          <table:table-cell office:value-type="float" office:value="49" calcext:value-type="float">
            <text:p>49</text:p>
          </table:table-cell>
          <table:table-cell table:formula="of:=IF(INT(([.C50] -1)/3) * 3 = [.C50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0] &amp; &quot;.jpg&quot;&quot; style=&quot;&quot;width: 100%;&quot;&quot; /&gt;&lt;p class=&quot;&quot;text-center&quot;&quot;&gt;&quot; &amp; [.B50] &amp; &quot;&lt;br&gt;&lt;i&gt;&quot; &amp; [.A50] &amp; &quot;&lt;/i&gt;&lt;/p&gt;&quot;" office:value-type="string" office:string-value="&lt;img class=&quot;img img-responsive img-thumbnail&quot;  src=&quot;assets/img/vinerysurvey/49.jpg&quot; style=&quot;width: 100%;&quot; /&gt;&lt;p class=&quot;text-center&quot;&gt;Prickly Lettuce&lt;br&gt;&lt;i&gt;Lactuca serriola&lt;/i&gt;&lt;/p&gt;" calcext:value-type="string">
            <text:p>&lt;img class="img img-responsive img-thumbnail" <text:s/>src="assets/img/vinerysurvey/49.jpg" style="width: 100%;" /&gt;&lt;p class="text-center"&gt;Prickly Lettuce&lt;br&gt;&lt;i&gt;Lactuca serriol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0])/3) * 3 = [.C50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ium album</text:p>
          </table:table-cell>
          <table:table-cell office:value-type="string" calcext:value-type="string">
            <text:p>White Dead-nettle</text:p>
          </table:table-cell>
          <table:table-cell office:value-type="float" office:value="50" calcext:value-type="float">
            <text:p>50</text:p>
          </table:table-cell>
          <table:table-cell table:formula="of:=IF(INT(([.C51] -1)/3) * 3 = [.C51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1] &amp; &quot;.jpg&quot;&quot; style=&quot;&quot;width: 100%;&quot;&quot; /&gt;&lt;p class=&quot;&quot;text-center&quot;&quot;&gt;&quot; &amp; [.B51] &amp; &quot;&lt;br&gt;&lt;i&gt;&quot; &amp; [.A51] &amp; &quot;&lt;/i&gt;&lt;/p&gt;&quot;" office:value-type="string" office:string-value="&lt;img class=&quot;img img-responsive img-thumbnail&quot;  src=&quot;assets/img/vinerysurvey/50.jpg&quot; style=&quot;width: 100%;&quot; /&gt;&lt;p class=&quot;text-center&quot;&gt;White Dead-nettle&lt;br&gt;&lt;i&gt;Lamium album&lt;/i&gt;&lt;/p&gt;" calcext:value-type="string">
            <text:p>&lt;img class="img img-responsive img-thumbnail" <text:s/>src="assets/img/vinerysurvey/50.jpg" style="width: 100%;" /&gt;&lt;p class="text-center"&gt;White Dead-nettle&lt;br&gt;&lt;i&gt;Lamium alb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1])/3) * 3 = [.C51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ium purpureum</text:p>
          </table:table-cell>
          <table:table-cell office:value-type="string" calcext:value-type="string">
            <text:p>Red Dead-nettle</text:p>
          </table:table-cell>
          <table:table-cell office:value-type="float" office:value="51" calcext:value-type="float">
            <text:p>51</text:p>
          </table:table-cell>
          <table:table-cell table:formula="of:=IF(INT(([.C52] -1)/3) * 3 = [.C5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2] &amp; &quot;.jpg&quot;&quot; style=&quot;&quot;width: 100%;&quot;&quot; /&gt;&lt;p class=&quot;&quot;text-center&quot;&quot;&gt;&quot; &amp; [.B52] &amp; &quot;&lt;br&gt;&lt;i&gt;&quot; &amp; [.A52] &amp; &quot;&lt;/i&gt;&lt;/p&gt;&quot;" office:value-type="string" office:string-value="&lt;img class=&quot;img img-responsive img-thumbnail&quot;  src=&quot;assets/img/vinerysurvey/51.jpg&quot; style=&quot;width: 100%;&quot; /&gt;&lt;p class=&quot;text-center&quot;&gt;Red Dead-nettle&lt;br&gt;&lt;i&gt;Lamium purpureum&lt;/i&gt;&lt;/p&gt;" calcext:value-type="string">
            <text:p>&lt;img class="img img-responsive img-thumbnail" <text:s/>src="assets/img/vinerysurvey/51.jpg" style="width: 100%;" /&gt;&lt;p class="text-center"&gt;Red Dead-nettle&lt;br&gt;&lt;i&gt;Lamium purpure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2])/3) * 3 = [.C52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psana communis</text:p>
          </table:table-cell>
          <table:table-cell office:value-type="string" calcext:value-type="string">
            <text:p>Nipplewort</text:p>
          </table:table-cell>
          <table:table-cell office:value-type="float" office:value="52" calcext:value-type="float">
            <text:p>52</text:p>
          </table:table-cell>
          <table:table-cell table:formula="of:=IF(INT(([.C53] -1)/3) * 3 = [.C53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3] &amp; &quot;.jpg&quot;&quot; style=&quot;&quot;width: 100%;&quot;&quot; /&gt;&lt;p class=&quot;&quot;text-center&quot;&quot;&gt;&quot; &amp; [.B53] &amp; &quot;&lt;br&gt;&lt;i&gt;&quot; &amp; [.A53] &amp; &quot;&lt;/i&gt;&lt;/p&gt;&quot;" office:value-type="string" office:string-value="&lt;img class=&quot;img img-responsive img-thumbnail&quot;  src=&quot;assets/img/vinerysurvey/52.jpg&quot; style=&quot;width: 100%;&quot; /&gt;&lt;p class=&quot;text-center&quot;&gt;Nipplewort&lt;br&gt;&lt;i&gt;Lapsana communis&lt;/i&gt;&lt;/p&gt;" calcext:value-type="string">
            <text:p>&lt;img class="img img-responsive img-thumbnail" <text:s/>src="assets/img/vinerysurvey/52.jpg" style="width: 100%;" /&gt;&lt;p class="text-center"&gt;Nipplewort&lt;br&gt;&lt;i&gt;Lapsana commun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3])/3) * 3 = [.C5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pidium draba</text:p>
          </table:table-cell>
          <table:table-cell office:value-type="string" calcext:value-type="string">
            <text:p>Hoary Cress</text:p>
          </table:table-cell>
          <table:table-cell office:value-type="float" office:value="53" calcext:value-type="float">
            <text:p>53</text:p>
          </table:table-cell>
          <table:table-cell table:formula="of:=IF(INT(([.C54] -1)/3) * 3 = [.C5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4] &amp; &quot;.jpg&quot;&quot; style=&quot;&quot;width: 100%;&quot;&quot; /&gt;&lt;p class=&quot;&quot;text-center&quot;&quot;&gt;&quot; &amp; [.B54] &amp; &quot;&lt;br&gt;&lt;i&gt;&quot; &amp; [.A54] &amp; &quot;&lt;/i&gt;&lt;/p&gt;&quot;" office:value-type="string" office:string-value="&lt;img class=&quot;img img-responsive img-thumbnail&quot;  src=&quot;assets/img/vinerysurvey/53.jpg&quot; style=&quot;width: 100%;&quot; /&gt;&lt;p class=&quot;text-center&quot;&gt;Hoary Cress&lt;br&gt;&lt;i&gt;Lepidium draba&lt;/i&gt;&lt;/p&gt;" calcext:value-type="string">
            <text:p>&lt;img class="img img-responsive img-thumbnail" <text:s/>src="assets/img/vinerysurvey/53.jpg" style="width: 100%;" /&gt;&lt;p class="text-center"&gt;Hoary Cress&lt;br&gt;&lt;i&gt;Lepidium drab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4])/3) * 3 = [.C5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ucanthemum vulgare</text:p>
          </table:table-cell>
          <table:table-cell office:value-type="string" calcext:value-type="string">
            <text:p>Oxeye Daisy</text:p>
          </table:table-cell>
          <table:table-cell office:value-type="float" office:value="54" calcext:value-type="float">
            <text:p>54</text:p>
          </table:table-cell>
          <table:table-cell table:formula="of:=IF(INT(([.C55] -1)/3) * 3 = [.C5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5] &amp; &quot;.jpg&quot;&quot; style=&quot;&quot;width: 100%;&quot;&quot; /&gt;&lt;p class=&quot;&quot;text-center&quot;&quot;&gt;&quot; &amp; [.B55] &amp; &quot;&lt;br&gt;&lt;i&gt;&quot; &amp; [.A55] &amp; &quot;&lt;/i&gt;&lt;/p&gt;&quot;" office:value-type="string" office:string-value="&lt;img class=&quot;img img-responsive img-thumbnail&quot;  src=&quot;assets/img/vinerysurvey/54.jpg&quot; style=&quot;width: 100%;&quot; /&gt;&lt;p class=&quot;text-center&quot;&gt;Oxeye Daisy&lt;br&gt;&lt;i&gt;Leucanthemum vulgare&lt;/i&gt;&lt;/p&gt;" calcext:value-type="string">
            <text:p>&lt;img class="img img-responsive img-thumbnail" <text:s/>src="assets/img/vinerysurvey/54.jpg" style="width: 100%;" /&gt;&lt;p class="text-center"&gt;Oxeye Daisy&lt;br&gt;&lt;i&gt;Leucanthemum vulgare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5])/3) * 3 = [.C55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va sylvestris</text:p>
          </table:table-cell>
          <table:table-cell office:value-type="string" calcext:value-type="string">
            <text:p>Common Mallow</text:p>
          </table:table-cell>
          <table:table-cell office:value-type="float" office:value="55" calcext:value-type="float">
            <text:p>55</text:p>
          </table:table-cell>
          <table:table-cell table:formula="of:=IF(INT(([.C56] -1)/3) * 3 = [.C56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6] &amp; &quot;.jpg&quot;&quot; style=&quot;&quot;width: 100%;&quot;&quot; /&gt;&lt;p class=&quot;&quot;text-center&quot;&quot;&gt;&quot; &amp; [.B56] &amp; &quot;&lt;br&gt;&lt;i&gt;&quot; &amp; [.A56] &amp; &quot;&lt;/i&gt;&lt;/p&gt;&quot;" office:value-type="string" office:string-value="&lt;img class=&quot;img img-responsive img-thumbnail&quot;  src=&quot;assets/img/vinerysurvey/55.jpg&quot; style=&quot;width: 100%;&quot; /&gt;&lt;p class=&quot;text-center&quot;&gt;Common Mallow&lt;br&gt;&lt;i&gt;Malva sylvestris&lt;/i&gt;&lt;/p&gt;" calcext:value-type="string">
            <text:p>&lt;img class="img img-responsive img-thumbnail" <text:s/>src="assets/img/vinerysurvey/55.jpg" style="width: 100%;" /&gt;&lt;p class="text-center"&gt;Common Mallow&lt;br&gt;&lt;i&gt;Malva sylvest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6])/3) * 3 = [.C56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ricaria discoidea</text:p>
          </table:table-cell>
          <table:table-cell office:value-type="string" calcext:value-type="string">
            <text:p>Pineappleweed</text:p>
          </table:table-cell>
          <table:table-cell office:value-type="float" office:value="56" calcext:value-type="float">
            <text:p>56</text:p>
          </table:table-cell>
          <table:table-cell table:formula="of:=IF(INT(([.C57] -1)/3) * 3 = [.C57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7] &amp; &quot;.jpg&quot;&quot; style=&quot;&quot;width: 100%;&quot;&quot; /&gt;&lt;p class=&quot;&quot;text-center&quot;&quot;&gt;&quot; &amp; [.B57] &amp; &quot;&lt;br&gt;&lt;i&gt;&quot; &amp; [.A57] &amp; &quot;&lt;/i&gt;&lt;/p&gt;&quot;" office:value-type="string" office:string-value="&lt;img class=&quot;img img-responsive img-thumbnail&quot;  src=&quot;assets/img/vinerysurvey/56.jpg&quot; style=&quot;width: 100%;&quot; /&gt;&lt;p class=&quot;text-center&quot;&gt;Pineappleweed&lt;br&gt;&lt;i&gt;Matricaria discoidea&lt;/i&gt;&lt;/p&gt;" calcext:value-type="string">
            <text:p>&lt;img class="img img-responsive img-thumbnail" <text:s/>src="assets/img/vinerysurvey/56.jpg" style="width: 100%;" /&gt;&lt;p class="text-center"&gt;Pineappleweed&lt;br&gt;&lt;i&gt;Matricaria discoide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7])/3) * 3 = [.C57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cago lupulina</text:p>
          </table:table-cell>
          <table:table-cell office:value-type="string" calcext:value-type="string">
            <text:p>Black Medick</text:p>
          </table:table-cell>
          <table:table-cell office:value-type="float" office:value="57" calcext:value-type="float">
            <text:p>57</text:p>
          </table:table-cell>
          <table:table-cell table:formula="of:=IF(INT(([.C58] -1)/3) * 3 = [.C58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8] &amp; &quot;.jpg&quot;&quot; style=&quot;&quot;width: 100%;&quot;&quot; /&gt;&lt;p class=&quot;&quot;text-center&quot;&quot;&gt;&quot; &amp; [.B58] &amp; &quot;&lt;br&gt;&lt;i&gt;&quot; &amp; [.A58] &amp; &quot;&lt;/i&gt;&lt;/p&gt;&quot;" office:value-type="string" office:string-value="&lt;img class=&quot;img img-responsive img-thumbnail&quot;  src=&quot;assets/img/vinerysurvey/57.jpg&quot; style=&quot;width: 100%;&quot; /&gt;&lt;p class=&quot;text-center&quot;&gt;Black Medick&lt;br&gt;&lt;i&gt;Medicago lupulina&lt;/i&gt;&lt;/p&gt;" calcext:value-type="string">
            <text:p>&lt;img class="img img-responsive img-thumbnail" <text:s/>src="assets/img/vinerysurvey/57.jpg" style="width: 100%;" /&gt;&lt;p class="text-center"&gt;Black Medick&lt;br&gt;&lt;i&gt;Medicago lupulin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8])/3) * 3 = [.C58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curialis annua</text:p>
          </table:table-cell>
          <table:table-cell office:value-type="string" calcext:value-type="string">
            <text:p>Annual Mercury</text:p>
          </table:table-cell>
          <table:table-cell office:value-type="float" office:value="58" calcext:value-type="float">
            <text:p>58</text:p>
          </table:table-cell>
          <table:table-cell table:formula="of:=IF(INT(([.C59] -1)/3) * 3 = [.C59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59] &amp; &quot;.jpg&quot;&quot; style=&quot;&quot;width: 100%;&quot;&quot; /&gt;&lt;p class=&quot;&quot;text-center&quot;&quot;&gt;&quot; &amp; [.B59] &amp; &quot;&lt;br&gt;&lt;i&gt;&quot; &amp; [.A59] &amp; &quot;&lt;/i&gt;&lt;/p&gt;&quot;" office:value-type="string" office:string-value="&lt;img class=&quot;img img-responsive img-thumbnail&quot;  src=&quot;assets/img/vinerysurvey/58.jpg&quot; style=&quot;width: 100%;&quot; /&gt;&lt;p class=&quot;text-center&quot;&gt;Annual Mercury&lt;br&gt;&lt;i&gt;Mercurialis annua&lt;/i&gt;&lt;/p&gt;" calcext:value-type="string">
            <text:p>&lt;img class="img img-responsive img-thumbnail" <text:s/>src="assets/img/vinerysurvey/58.jpg" style="width: 100%;" /&gt;&lt;p class="text-center"&gt;Annual Mercury&lt;br&gt;&lt;i&gt;Mercurialis annu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59])/3) * 3 = [.C59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yosotis arvensis</text:p>
          </table:table-cell>
          <table:table-cell office:value-type="string" calcext:value-type="string">
            <text:p>Field Forget-me-not</text:p>
          </table:table-cell>
          <table:table-cell office:value-type="float" office:value="59" calcext:value-type="float">
            <text:p>59</text:p>
          </table:table-cell>
          <table:table-cell table:formula="of:=IF(INT(([.C60] -1)/3) * 3 = [.C60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0] &amp; &quot;.jpg&quot;&quot; style=&quot;&quot;width: 100%;&quot;&quot; /&gt;&lt;p class=&quot;&quot;text-center&quot;&quot;&gt;&quot; &amp; [.B60] &amp; &quot;&lt;br&gt;&lt;i&gt;&quot; &amp; [.A60] &amp; &quot;&lt;/i&gt;&lt;/p&gt;&quot;" office:value-type="string" office:string-value="&lt;img class=&quot;img img-responsive img-thumbnail&quot;  src=&quot;assets/img/vinerysurvey/59.jpg&quot; style=&quot;width: 100%;&quot; /&gt;&lt;p class=&quot;text-center&quot;&gt;Field Forget-me-not&lt;br&gt;&lt;i&gt;Myosotis arvensis&lt;/i&gt;&lt;/p&gt;" calcext:value-type="string">
            <text:p>&lt;img class="img img-responsive img-thumbnail" <text:s/>src="assets/img/vinerysurvey/59.jpg" style="width: 100%;" /&gt;&lt;p class="text-center"&gt;Field Forget-me-not&lt;br&gt;&lt;i&gt;Myosotis arvens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0])/3) * 3 = [.C60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alis corniculata var. atropurpurea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INT(([.C61] -1)/3) * 3 = [.C61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1] &amp; &quot;.jpg&quot;&quot; style=&quot;&quot;width: 100%;&quot;&quot; /&gt;&lt;p class=&quot;&quot;text-center&quot;&quot;&gt;&quot; &amp; [.B61] &amp; &quot;&lt;br&gt;&lt;i&gt;&quot; &amp; [.A61] &amp; &quot;&lt;/i&gt;&lt;/p&gt;&quot;" office:value-type="string" office:string-value="&lt;img class=&quot;img img-responsive img-thumbnail&quot;  src=&quot;assets/img/vinerysurvey/60.jpg&quot; style=&quot;width: 100%;&quot; /&gt;&lt;p class=&quot;text-center&quot;&gt;&lt;br&gt;&lt;i&gt;Oxalis corniculata var. atropurpurea&lt;/i&gt;&lt;/p&gt;" calcext:value-type="string">
            <text:p>&lt;img class="img img-responsive img-thumbnail" <text:s/>src="assets/img/vinerysurvey/60.jpg" style="width: 100%;" /&gt;&lt;p class="text-center"&gt;&lt;br&gt;&lt;i&gt;Oxalis corniculata var. atropurpure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1])/3) * 3 = [.C61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paver rhoeas</text:p>
          </table:table-cell>
          <table:table-cell office:value-type="string" calcext:value-type="string">
            <text:p>Common Poppy</text:p>
          </table:table-cell>
          <table:table-cell office:value-type="float" office:value="61" calcext:value-type="float">
            <text:p>61</text:p>
          </table:table-cell>
          <table:table-cell table:formula="of:=IF(INT(([.C62] -1)/3) * 3 = [.C62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2] &amp; &quot;.jpg&quot;&quot; style=&quot;&quot;width: 100%;&quot;&quot; /&gt;&lt;p class=&quot;&quot;text-center&quot;&quot;&gt;&quot; &amp; [.B62] &amp; &quot;&lt;br&gt;&lt;i&gt;&quot; &amp; [.A62] &amp; &quot;&lt;/i&gt;&lt;/p&gt;&quot;" office:value-type="string" office:string-value="&lt;img class=&quot;img img-responsive img-thumbnail&quot;  src=&quot;assets/img/vinerysurvey/61.jpg&quot; style=&quot;width: 100%;&quot; /&gt;&lt;p class=&quot;text-center&quot;&gt;Common Poppy&lt;br&gt;&lt;i&gt;Papaver rhoeas&lt;/i&gt;&lt;/p&gt;" calcext:value-type="string">
            <text:p>&lt;img class="img img-responsive img-thumbnail" <text:s/>src="assets/img/vinerysurvey/61.jpg" style="width: 100%;" /&gt;&lt;p class="text-center"&gt;Common Poppy&lt;br&gt;&lt;i&gt;Papaver rhoea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2])/3) * 3 = [.C6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paver somniferum</text:p>
          </table:table-cell>
          <table:table-cell office:value-type="string" calcext:value-type="string">
            <text:p>Opium Poppy</text:p>
          </table:table-cell>
          <table:table-cell office:value-type="float" office:value="62" calcext:value-type="float">
            <text:p>62</text:p>
          </table:table-cell>
          <table:table-cell table:formula="of:=IF(INT(([.C63] -1)/3) * 3 = [.C6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3] &amp; &quot;.jpg&quot;&quot; style=&quot;&quot;width: 100%;&quot;&quot; /&gt;&lt;p class=&quot;&quot;text-center&quot;&quot;&gt;&quot; &amp; [.B63] &amp; &quot;&lt;br&gt;&lt;i&gt;&quot; &amp; [.A63] &amp; &quot;&lt;/i&gt;&lt;/p&gt;&quot;" office:value-type="string" office:string-value="&lt;img class=&quot;img img-responsive img-thumbnail&quot;  src=&quot;assets/img/vinerysurvey/62.jpg&quot; style=&quot;width: 100%;&quot; /&gt;&lt;p class=&quot;text-center&quot;&gt;Opium Poppy&lt;br&gt;&lt;i&gt;Papaver somniferum&lt;/i&gt;&lt;/p&gt;" calcext:value-type="string">
            <text:p>&lt;img class="img img-responsive img-thumbnail" <text:s/>src="assets/img/vinerysurvey/62.jpg" style="width: 100%;" /&gt;&lt;p class="text-center"&gt;Opium Poppy&lt;br&gt;&lt;i&gt;Papaver somnifer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3])/3) * 3 = [.C6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taglottis sempervirens</text:p>
          </table:table-cell>
          <table:table-cell office:value-type="string" calcext:value-type="string">
            <text:p>Green Alkanet</text:p>
          </table:table-cell>
          <table:table-cell office:value-type="float" office:value="63" calcext:value-type="float">
            <text:p>63</text:p>
          </table:table-cell>
          <table:table-cell table:formula="of:=IF(INT(([.C64] -1)/3) * 3 = [.C6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4] &amp; &quot;.jpg&quot;&quot; style=&quot;&quot;width: 100%;&quot;&quot; /&gt;&lt;p class=&quot;&quot;text-center&quot;&quot;&gt;&quot; &amp; [.B64] &amp; &quot;&lt;br&gt;&lt;i&gt;&quot; &amp; [.A64] &amp; &quot;&lt;/i&gt;&lt;/p&gt;&quot;" office:value-type="string" office:string-value="&lt;img class=&quot;img img-responsive img-thumbnail&quot;  src=&quot;assets/img/vinerysurvey/63.jpg&quot; style=&quot;width: 100%;&quot; /&gt;&lt;p class=&quot;text-center&quot;&gt;Green Alkanet&lt;br&gt;&lt;i&gt;Pentaglottis sempervirens&lt;/i&gt;&lt;/p&gt;" calcext:value-type="string">
            <text:p>&lt;img class="img img-responsive img-thumbnail" <text:s/>src="assets/img/vinerysurvey/63.jpg" style="width: 100%;" /&gt;&lt;p class="text-center"&gt;Green Alkanet&lt;br&gt;&lt;i&gt;Pentaglottis semperviren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4])/3) * 3 = [.C64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tago lanceolata</text:p>
          </table:table-cell>
          <table:table-cell office:value-type="string" calcext:value-type="string">
            <text:p>Ribwort Plantain</text:p>
          </table:table-cell>
          <table:table-cell office:value-type="float" office:value="64" calcext:value-type="float">
            <text:p>64</text:p>
          </table:table-cell>
          <table:table-cell table:formula="of:=IF(INT(([.C65] -1)/3) * 3 = [.C65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5] &amp; &quot;.jpg&quot;&quot; style=&quot;&quot;width: 100%;&quot;&quot; /&gt;&lt;p class=&quot;&quot;text-center&quot;&quot;&gt;&quot; &amp; [.B65] &amp; &quot;&lt;br&gt;&lt;i&gt;&quot; &amp; [.A65] &amp; &quot;&lt;/i&gt;&lt;/p&gt;&quot;" office:value-type="string" office:string-value="&lt;img class=&quot;img img-responsive img-thumbnail&quot;  src=&quot;assets/img/vinerysurvey/64.jpg&quot; style=&quot;width: 100%;&quot; /&gt;&lt;p class=&quot;text-center&quot;&gt;Ribwort Plantain&lt;br&gt;&lt;i&gt;Plantago lanceolata&lt;/i&gt;&lt;/p&gt;" calcext:value-type="string">
            <text:p>&lt;img class="img img-responsive img-thumbnail" <text:s/>src="assets/img/vinerysurvey/64.jpg" style="width: 100%;" /&gt;&lt;p class="text-center"&gt;Ribwort Plantain&lt;br&gt;&lt;i&gt;Plantago lanceolat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5])/3) * 3 = [.C6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tago major</text:p>
          </table:table-cell>
          <table:table-cell office:value-type="string" calcext:value-type="string">
            <text:p>Greater Plantain</text:p>
          </table:table-cell>
          <table:table-cell office:value-type="float" office:value="65" calcext:value-type="float">
            <text:p>65</text:p>
          </table:table-cell>
          <table:table-cell table:formula="of:=IF(INT(([.C66] -1)/3) * 3 = [.C6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6] &amp; &quot;.jpg&quot;&quot; style=&quot;&quot;width: 100%;&quot;&quot; /&gt;&lt;p class=&quot;&quot;text-center&quot;&quot;&gt;&quot; &amp; [.B66] &amp; &quot;&lt;br&gt;&lt;i&gt;&quot; &amp; [.A66] &amp; &quot;&lt;/i&gt;&lt;/p&gt;&quot;" office:value-type="string" office:string-value="&lt;img class=&quot;img img-responsive img-thumbnail&quot;  src=&quot;assets/img/vinerysurvey/65.jpg&quot; style=&quot;width: 100%;&quot; /&gt;&lt;p class=&quot;text-center&quot;&gt;Greater Plantain&lt;br&gt;&lt;i&gt;Plantago major&lt;/i&gt;&lt;/p&gt;" calcext:value-type="string">
            <text:p>&lt;img class="img img-responsive img-thumbnail" <text:s/>src="assets/img/vinerysurvey/65.jpg" style="width: 100%;" /&gt;&lt;p class="text-center"&gt;Greater Plantain&lt;br&gt;&lt;i&gt;Plantago major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6])/3) * 3 = [.C66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a annua</text:p>
          </table:table-cell>
          <table:table-cell office:value-type="string" calcext:value-type="string">
            <text:p>Annual Meadow-grass</text:p>
          </table:table-cell>
          <table:table-cell office:value-type="float" office:value="66" calcext:value-type="float">
            <text:p>66</text:p>
          </table:table-cell>
          <table:table-cell table:formula="of:=IF(INT(([.C67] -1)/3) * 3 = [.C67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7] &amp; &quot;.jpg&quot;&quot; style=&quot;&quot;width: 100%;&quot;&quot; /&gt;&lt;p class=&quot;&quot;text-center&quot;&quot;&gt;&quot; &amp; [.B67] &amp; &quot;&lt;br&gt;&lt;i&gt;&quot; &amp; [.A67] &amp; &quot;&lt;/i&gt;&lt;/p&gt;&quot;" office:value-type="string" office:string-value="&lt;img class=&quot;img img-responsive img-thumbnail&quot;  src=&quot;assets/img/vinerysurvey/66.jpg&quot; style=&quot;width: 100%;&quot; /&gt;&lt;p class=&quot;text-center&quot;&gt;Annual Meadow-grass&lt;br&gt;&lt;i&gt;Poa annua&lt;/i&gt;&lt;/p&gt;" calcext:value-type="string">
            <text:p>&lt;img class="img img-responsive img-thumbnail" <text:s/>src="assets/img/vinerysurvey/66.jpg" style="width: 100%;" /&gt;&lt;p class="text-center"&gt;Annual Meadow-grass&lt;br&gt;&lt;i&gt;Poa annu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7])/3) * 3 = [.C67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a trivialis</text:p>
          </table:table-cell>
          <table:table-cell office:value-type="string" calcext:value-type="string">
            <text:p>Rough Meadow-grass</text:p>
          </table:table-cell>
          <table:table-cell office:value-type="float" office:value="67" calcext:value-type="float">
            <text:p>67</text:p>
          </table:table-cell>
          <table:table-cell table:formula="of:=IF(INT(([.C68] -1)/3) * 3 = [.C68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8] &amp; &quot;.jpg&quot;&quot; style=&quot;&quot;width: 100%;&quot;&quot; /&gt;&lt;p class=&quot;&quot;text-center&quot;&quot;&gt;&quot; &amp; [.B68] &amp; &quot;&lt;br&gt;&lt;i&gt;&quot; &amp; [.A68] &amp; &quot;&lt;/i&gt;&lt;/p&gt;&quot;" office:value-type="string" office:string-value="&lt;img class=&quot;img img-responsive img-thumbnail&quot;  src=&quot;assets/img/vinerysurvey/67.jpg&quot; style=&quot;width: 100%;&quot; /&gt;&lt;p class=&quot;text-center&quot;&gt;Rough Meadow-grass&lt;br&gt;&lt;i&gt;Poa trivialis&lt;/i&gt;&lt;/p&gt;" calcext:value-type="string">
            <text:p>&lt;img class="img img-responsive img-thumbnail" <text:s/>src="assets/img/vinerysurvey/67.jpg" style="width: 100%;" /&gt;&lt;p class="text-center"&gt;Rough Meadow-grass&lt;br&gt;&lt;i&gt;Poa trivial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8])/3) * 3 = [.C6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nunculus repens</text:p>
          </table:table-cell>
          <table:table-cell office:value-type="string" calcext:value-type="string">
            <text:p>Creeping Buttercup</text:p>
          </table:table-cell>
          <table:table-cell office:value-type="float" office:value="68" calcext:value-type="float">
            <text:p>68</text:p>
          </table:table-cell>
          <table:table-cell table:formula="of:=IF(INT(([.C69] -1)/3) * 3 = [.C6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69] &amp; &quot;.jpg&quot;&quot; style=&quot;&quot;width: 100%;&quot;&quot; /&gt;&lt;p class=&quot;&quot;text-center&quot;&quot;&gt;&quot; &amp; [.B69] &amp; &quot;&lt;br&gt;&lt;i&gt;&quot; &amp; [.A69] &amp; &quot;&lt;/i&gt;&lt;/p&gt;&quot;" office:value-type="string" office:string-value="&lt;img class=&quot;img img-responsive img-thumbnail&quot;  src=&quot;assets/img/vinerysurvey/68.jpg&quot; style=&quot;width: 100%;&quot; /&gt;&lt;p class=&quot;text-center&quot;&gt;Creeping Buttercup&lt;br&gt;&lt;i&gt;Ranunculus repens&lt;/i&gt;&lt;/p&gt;" calcext:value-type="string">
            <text:p>&lt;img class="img img-responsive img-thumbnail" <text:s/>src="assets/img/vinerysurvey/68.jpg" style="width: 100%;" /&gt;&lt;p class="text-center"&gt;Creeping Buttercup&lt;br&gt;&lt;i&gt;Ranunculus repen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69])/3) * 3 = [.C69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bus armeniacus</text:p>
          </table:table-cell>
          <table:table-cell/>
          <table:table-cell office:value-type="float" office:value="69" calcext:value-type="float">
            <text:p>69</text:p>
          </table:table-cell>
          <table:table-cell table:formula="of:=IF(INT(([.C70] -1)/3) * 3 = [.C70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0] &amp; &quot;.jpg&quot;&quot; style=&quot;&quot;width: 100%;&quot;&quot; /&gt;&lt;p class=&quot;&quot;text-center&quot;&quot;&gt;&quot; &amp; [.B70] &amp; &quot;&lt;br&gt;&lt;i&gt;&quot; &amp; [.A70] &amp; &quot;&lt;/i&gt;&lt;/p&gt;&quot;" office:value-type="string" office:string-value="&lt;img class=&quot;img img-responsive img-thumbnail&quot;  src=&quot;assets/img/vinerysurvey/69.jpg&quot; style=&quot;width: 100%;&quot; /&gt;&lt;p class=&quot;text-center&quot;&gt;&lt;br&gt;&lt;i&gt;Rubus armeniacus&lt;/i&gt;&lt;/p&gt;" calcext:value-type="string">
            <text:p>&lt;img class="img img-responsive img-thumbnail" <text:s/>src="assets/img/vinerysurvey/69.jpg" style="width: 100%;" /&gt;&lt;p class="text-center"&gt;&lt;br&gt;&lt;i&gt;Rubus armeniac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0])/3) * 3 = [.C70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ex obtusifolius</text:p>
          </table:table-cell>
          <table:table-cell office:value-type="string" calcext:value-type="string">
            <text:p>Broad-leaved Dock</text:p>
          </table:table-cell>
          <table:table-cell office:value-type="float" office:value="70" calcext:value-type="float">
            <text:p>70</text:p>
          </table:table-cell>
          <table:table-cell table:formula="of:=IF(INT(([.C71] -1)/3) * 3 = [.C71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1] &amp; &quot;.jpg&quot;&quot; style=&quot;&quot;width: 100%;&quot;&quot; /&gt;&lt;p class=&quot;&quot;text-center&quot;&quot;&gt;&quot; &amp; [.B71] &amp; &quot;&lt;br&gt;&lt;i&gt;&quot; &amp; [.A71] &amp; &quot;&lt;/i&gt;&lt;/p&gt;&quot;" office:value-type="string" office:string-value="&lt;img class=&quot;img img-responsive img-thumbnail&quot;  src=&quot;assets/img/vinerysurvey/70.jpg&quot; style=&quot;width: 100%;&quot; /&gt;&lt;p class=&quot;text-center&quot;&gt;Broad-leaved Dock&lt;br&gt;&lt;i&gt;Rumex obtusifolius&lt;/i&gt;&lt;/p&gt;" calcext:value-type="string">
            <text:p>&lt;img class="img img-responsive img-thumbnail" <text:s/>src="assets/img/vinerysurvey/70.jpg" style="width: 100%;" /&gt;&lt;p class="text-center"&gt;Broad-leaved Dock&lt;br&gt;&lt;i&gt;Rumex obtusifoli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1])/3) * 3 = [.C71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bucus nigra</text:p>
          </table:table-cell>
          <table:table-cell office:value-type="string" calcext:value-type="string">
            <text:p>Elder</text:p>
          </table:table-cell>
          <table:table-cell office:value-type="float" office:value="71" calcext:value-type="float">
            <text:p>71</text:p>
          </table:table-cell>
          <table:table-cell table:formula="of:=IF(INT(([.C72] -1)/3) * 3 = [.C7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2] &amp; &quot;.jpg&quot;&quot; style=&quot;&quot;width: 100%;&quot;&quot; /&gt;&lt;p class=&quot;&quot;text-center&quot;&quot;&gt;&quot; &amp; [.B72] &amp; &quot;&lt;br&gt;&lt;i&gt;&quot; &amp; [.A72] &amp; &quot;&lt;/i&gt;&lt;/p&gt;&quot;" office:value-type="string" office:string-value="&lt;img class=&quot;img img-responsive img-thumbnail&quot;  src=&quot;assets/img/vinerysurvey/71.jpg&quot; style=&quot;width: 100%;&quot; /&gt;&lt;p class=&quot;text-center&quot;&gt;Elder&lt;br&gt;&lt;i&gt;Sambucus nigra&lt;/i&gt;&lt;/p&gt;" calcext:value-type="string">
            <text:p>&lt;img class="img img-responsive img-thumbnail" <text:s/>src="assets/img/vinerysurvey/71.jpg" style="width: 100%;" /&gt;&lt;p class="text-center"&gt;Elder&lt;br&gt;&lt;i&gt;Sambucus nigr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2])/3) * 3 = [.C72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ecio jacobaea</text:p>
          </table:table-cell>
          <table:table-cell office:value-type="string" calcext:value-type="string">
            <text:p>Common Ragwort</text:p>
          </table:table-cell>
          <table:table-cell office:value-type="float" office:value="72" calcext:value-type="float">
            <text:p>72</text:p>
          </table:table-cell>
          <table:table-cell table:formula="of:=IF(INT(([.C73] -1)/3) * 3 = [.C73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3] &amp; &quot;.jpg&quot;&quot; style=&quot;&quot;width: 100%;&quot;&quot; /&gt;&lt;p class=&quot;&quot;text-center&quot;&quot;&gt;&quot; &amp; [.B73] &amp; &quot;&lt;br&gt;&lt;i&gt;&quot; &amp; [.A73] &amp; &quot;&lt;/i&gt;&lt;/p&gt;&quot;" office:value-type="string" office:string-value="&lt;img class=&quot;img img-responsive img-thumbnail&quot;  src=&quot;assets/img/vinerysurvey/72.jpg&quot; style=&quot;width: 100%;&quot; /&gt;&lt;p class=&quot;text-center&quot;&gt;Common Ragwort&lt;br&gt;&lt;i&gt;Senecio jacobaea&lt;/i&gt;&lt;/p&gt;" calcext:value-type="string">
            <text:p>&lt;img class="img img-responsive img-thumbnail" <text:s/>src="assets/img/vinerysurvey/72.jpg" style="width: 100%;" /&gt;&lt;p class="text-center"&gt;Common Ragwort&lt;br&gt;&lt;i&gt;Senecio jacobae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3])/3) * 3 = [.C73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ecio vulgaris</text:p>
          </table:table-cell>
          <table:table-cell office:value-type="string" calcext:value-type="string">
            <text:p>Groundsel</text:p>
          </table:table-cell>
          <table:table-cell office:value-type="float" office:value="73" calcext:value-type="float">
            <text:p>73</text:p>
          </table:table-cell>
          <table:table-cell table:formula="of:=IF(INT(([.C74] -1)/3) * 3 = [.C74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4] &amp; &quot;.jpg&quot;&quot; style=&quot;&quot;width: 100%;&quot;&quot; /&gt;&lt;p class=&quot;&quot;text-center&quot;&quot;&gt;&quot; &amp; [.B74] &amp; &quot;&lt;br&gt;&lt;i&gt;&quot; &amp; [.A74] &amp; &quot;&lt;/i&gt;&lt;/p&gt;&quot;" office:value-type="string" office:string-value="&lt;img class=&quot;img img-responsive img-thumbnail&quot;  src=&quot;assets/img/vinerysurvey/73.jpg&quot; style=&quot;width: 100%;&quot; /&gt;&lt;p class=&quot;text-center&quot;&gt;Groundsel&lt;br&gt;&lt;i&gt;Senecio vulgaris&lt;/i&gt;&lt;/p&gt;" calcext:value-type="string">
            <text:p>&lt;img class="img img-responsive img-thumbnail" <text:s/>src="assets/img/vinerysurvey/73.jpg" style="width: 100%;" /&gt;&lt;p class="text-center"&gt;Groundsel&lt;br&gt;&lt;i&gt;Senecio vulgari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4])/3) * 3 = [.C7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ene coronaria</text:p>
          </table:table-cell>
          <table:table-cell office:value-type="string" calcext:value-type="string">
            <text:p>Rose Campion</text:p>
          </table:table-cell>
          <table:table-cell office:value-type="float" office:value="74" calcext:value-type="float">
            <text:p>74</text:p>
          </table:table-cell>
          <table:table-cell table:formula="of:=IF(INT(([.C75] -1)/3) * 3 = [.C7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5] &amp; &quot;.jpg&quot;&quot; style=&quot;&quot;width: 100%;&quot;&quot; /&gt;&lt;p class=&quot;&quot;text-center&quot;&quot;&gt;&quot; &amp; [.B75] &amp; &quot;&lt;br&gt;&lt;i&gt;&quot; &amp; [.A75] &amp; &quot;&lt;/i&gt;&lt;/p&gt;&quot;" office:value-type="string" office:string-value="&lt;img class=&quot;img img-responsive img-thumbnail&quot;  src=&quot;assets/img/vinerysurvey/74.jpg&quot; style=&quot;width: 100%;&quot; /&gt;&lt;p class=&quot;text-center&quot;&gt;Rose Campion&lt;br&gt;&lt;i&gt;Silene coronaria&lt;/i&gt;&lt;/p&gt;" calcext:value-type="string">
            <text:p>&lt;img class="img img-responsive img-thumbnail" <text:s/>src="assets/img/vinerysurvey/74.jpg" style="width: 100%;" /&gt;&lt;p class="text-center"&gt;Rose Campion&lt;br&gt;&lt;i&gt;Silene coronari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5])/3) * 3 = [.C75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on amomum</text:p>
          </table:table-cell>
          <table:table-cell office:value-type="string" calcext:value-type="string">
            <text:p>Stone Parsley</text:p>
          </table:table-cell>
          <table:table-cell office:value-type="float" office:value="75" calcext:value-type="float">
            <text:p>75</text:p>
          </table:table-cell>
          <table:table-cell table:formula="of:=IF(INT(([.C76] -1)/3) * 3 = [.C76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6] &amp; &quot;.jpg&quot;&quot; style=&quot;&quot;width: 100%;&quot;&quot; /&gt;&lt;p class=&quot;&quot;text-center&quot;&quot;&gt;&quot; &amp; [.B76] &amp; &quot;&lt;br&gt;&lt;i&gt;&quot; &amp; [.A76] &amp; &quot;&lt;/i&gt;&lt;/p&gt;&quot;" office:value-type="string" office:string-value="&lt;img class=&quot;img img-responsive img-thumbnail&quot;  src=&quot;assets/img/vinerysurvey/75.jpg&quot; style=&quot;width: 100%;&quot; /&gt;&lt;p class=&quot;text-center&quot;&gt;Stone Parsley&lt;br&gt;&lt;i&gt;Sison amomum&lt;/i&gt;&lt;/p&gt;" calcext:value-type="string">
            <text:p>&lt;img class="img img-responsive img-thumbnail" <text:s/>src="assets/img/vinerysurvey/75.jpg" style="width: 100%;" /&gt;&lt;p class="text-center"&gt;Stone Parsley&lt;br&gt;&lt;i&gt;Sison amomum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6])/3) * 3 = [.C76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symbrium officinale</text:p>
          </table:table-cell>
          <table:table-cell office:value-type="string" calcext:value-type="string">
            <text:p>Hedge Mustard</text:p>
          </table:table-cell>
          <table:table-cell office:value-type="float" office:value="76" calcext:value-type="float">
            <text:p>76</text:p>
          </table:table-cell>
          <table:table-cell table:formula="of:=IF(INT(([.C77] -1)/3) * 3 = [.C77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7] &amp; &quot;.jpg&quot;&quot; style=&quot;&quot;width: 100%;&quot;&quot; /&gt;&lt;p class=&quot;&quot;text-center&quot;&quot;&gt;&quot; &amp; [.B77] &amp; &quot;&lt;br&gt;&lt;i&gt;&quot; &amp; [.A77] &amp; &quot;&lt;/i&gt;&lt;/p&gt;&quot;" office:value-type="string" office:string-value="&lt;img class=&quot;img img-responsive img-thumbnail&quot;  src=&quot;assets/img/vinerysurvey/76.jpg&quot; style=&quot;width: 100%;&quot; /&gt;&lt;p class=&quot;text-center&quot;&gt;Hedge Mustard&lt;br&gt;&lt;i&gt;Sisymbrium officinale&lt;/i&gt;&lt;/p&gt;" calcext:value-type="string">
            <text:p>&lt;img class="img img-responsive img-thumbnail" <text:s/>src="assets/img/vinerysurvey/76.jpg" style="width: 100%;" /&gt;&lt;p class="text-center"&gt;Hedge Mustard&lt;br&gt;&lt;i&gt;Sisymbrium officinale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7])/3) * 3 = [.C77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chus asper</text:p>
          </table:table-cell>
          <table:table-cell office:value-type="string" calcext:value-type="string">
            <text:p>Prickly Sow-thistle</text:p>
          </table:table-cell>
          <table:table-cell office:value-type="float" office:value="77" calcext:value-type="float">
            <text:p>77</text:p>
          </table:table-cell>
          <table:table-cell table:formula="of:=IF(INT(([.C78] -1)/3) * 3 = [.C78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8] &amp; &quot;.jpg&quot;&quot; style=&quot;&quot;width: 100%;&quot;&quot; /&gt;&lt;p class=&quot;&quot;text-center&quot;&quot;&gt;&quot; &amp; [.B78] &amp; &quot;&lt;br&gt;&lt;i&gt;&quot; &amp; [.A78] &amp; &quot;&lt;/i&gt;&lt;/p&gt;&quot;" office:value-type="string" office:string-value="&lt;img class=&quot;img img-responsive img-thumbnail&quot;  src=&quot;assets/img/vinerysurvey/77.jpg&quot; style=&quot;width: 100%;&quot; /&gt;&lt;p class=&quot;text-center&quot;&gt;Prickly Sow-thistle&lt;br&gt;&lt;i&gt;Sonchus asper&lt;/i&gt;&lt;/p&gt;" calcext:value-type="string">
            <text:p>&lt;img class="img img-responsive img-thumbnail" <text:s/>src="assets/img/vinerysurvey/77.jpg" style="width: 100%;" /&gt;&lt;p class="text-center"&gt;Prickly Sow-thistle&lt;br&gt;&lt;i&gt;Sonchus asper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8])/3) * 3 = [.C78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chus oleraceus</text:p>
          </table:table-cell>
          <table:table-cell office:value-type="string" calcext:value-type="string">
            <text:p>Smooth Sow-thistle</text:p>
          </table:table-cell>
          <table:table-cell office:value-type="float" office:value="78" calcext:value-type="float">
            <text:p>78</text:p>
          </table:table-cell>
          <table:table-cell table:formula="of:=IF(INT(([.C79] -1)/3) * 3 = [.C79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79] &amp; &quot;.jpg&quot;&quot; style=&quot;&quot;width: 100%;&quot;&quot; /&gt;&lt;p class=&quot;&quot;text-center&quot;&quot;&gt;&quot; &amp; [.B79] &amp; &quot;&lt;br&gt;&lt;i&gt;&quot; &amp; [.A79] &amp; &quot;&lt;/i&gt;&lt;/p&gt;&quot;" office:value-type="string" office:string-value="&lt;img class=&quot;img img-responsive img-thumbnail&quot;  src=&quot;assets/img/vinerysurvey/78.jpg&quot; style=&quot;width: 100%;&quot; /&gt;&lt;p class=&quot;text-center&quot;&gt;Smooth Sow-thistle&lt;br&gt;&lt;i&gt;Sonchus oleraceus&lt;/i&gt;&lt;/p&gt;" calcext:value-type="string">
            <text:p>&lt;img class="img img-responsive img-thumbnail" <text:s/>src="assets/img/vinerysurvey/78.jpg" style="width: 100%;" /&gt;&lt;p class="text-center"&gt;Smooth Sow-thistle&lt;br&gt;&lt;i&gt;Sonchus olerace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79])/3) * 3 = [.C79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llaria media</text:p>
          </table:table-cell>
          <table:table-cell office:value-type="string" calcext:value-type="string">
            <text:p>Common Chickweed</text:p>
          </table:table-cell>
          <table:table-cell office:value-type="float" office:value="79" calcext:value-type="float">
            <text:p>79</text:p>
          </table:table-cell>
          <table:table-cell table:formula="of:=IF(INT(([.C80] -1)/3) * 3 = [.C80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0] &amp; &quot;.jpg&quot;&quot; style=&quot;&quot;width: 100%;&quot;&quot; /&gt;&lt;p class=&quot;&quot;text-center&quot;&quot;&gt;&quot; &amp; [.B80] &amp; &quot;&lt;br&gt;&lt;i&gt;&quot; &amp; [.A80] &amp; &quot;&lt;/i&gt;&lt;/p&gt;&quot;" office:value-type="string" office:string-value="&lt;img class=&quot;img img-responsive img-thumbnail&quot;  src=&quot;assets/img/vinerysurvey/79.jpg&quot; style=&quot;width: 100%;&quot; /&gt;&lt;p class=&quot;text-center&quot;&gt;Common Chickweed&lt;br&gt;&lt;i&gt;Stellaria media&lt;/i&gt;&lt;/p&gt;" calcext:value-type="string">
            <text:p>&lt;img class="img img-responsive img-thumbnail" <text:s/>src="assets/img/vinerysurvey/79.jpg" style="width: 100%;" /&gt;&lt;p class="text-center"&gt;Common Chickweed&lt;br&gt;&lt;i&gt;Stellaria medi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0])/3) * 3 = [.C80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axacum agg.</text:p>
          </table:table-cell>
          <table:table-cell office:value-type="string" calcext:value-type="string">
            <text:p>Dandelion</text:p>
          </table:table-cell>
          <table:table-cell office:value-type="float" office:value="80" calcext:value-type="float">
            <text:p>80</text:p>
          </table:table-cell>
          <table:table-cell table:formula="of:=IF(INT(([.C81] -1)/3) * 3 = [.C81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1] &amp; &quot;.jpg&quot;&quot; style=&quot;&quot;width: 100%;&quot;&quot; /&gt;&lt;p class=&quot;&quot;text-center&quot;&quot;&gt;&quot; &amp; [.B81] &amp; &quot;&lt;br&gt;&lt;i&gt;&quot; &amp; [.A81] &amp; &quot;&lt;/i&gt;&lt;/p&gt;&quot;" office:value-type="string" office:string-value="&lt;img class=&quot;img img-responsive img-thumbnail&quot;  src=&quot;assets/img/vinerysurvey/80.jpg&quot; style=&quot;width: 100%;&quot; /&gt;&lt;p class=&quot;text-center&quot;&gt;Dandelion&lt;br&gt;&lt;i&gt;Taraxacum agg.&lt;/i&gt;&lt;/p&gt;" calcext:value-type="string">
            <text:p>&lt;img class="img img-responsive img-thumbnail" <text:s/>src="assets/img/vinerysurvey/80.jpg" style="width: 100%;" /&gt;&lt;p class="text-center"&gt;Dandelion&lt;br&gt;&lt;i&gt;Taraxacum agg.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1])/3) * 3 = [.C81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laspi arvense</text:p>
          </table:table-cell>
          <table:table-cell office:value-type="string" calcext:value-type="string">
            <text:p>Field Penny-cress</text:p>
          </table:table-cell>
          <table:table-cell office:value-type="float" office:value="81" calcext:value-type="float">
            <text:p>81</text:p>
          </table:table-cell>
          <table:table-cell table:formula="of:=IF(INT(([.C82] -1)/3) * 3 = [.C82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2] &amp; &quot;.jpg&quot;&quot; style=&quot;&quot;width: 100%;&quot;&quot; /&gt;&lt;p class=&quot;&quot;text-center&quot;&quot;&gt;&quot; &amp; [.B82] &amp; &quot;&lt;br&gt;&lt;i&gt;&quot; &amp; [.A82] &amp; &quot;&lt;/i&gt;&lt;/p&gt;&quot;" office:value-type="string" office:string-value="&lt;img class=&quot;img img-responsive img-thumbnail&quot;  src=&quot;assets/img/vinerysurvey/81.jpg&quot; style=&quot;width: 100%;&quot; /&gt;&lt;p class=&quot;text-center&quot;&gt;Field Penny-cress&lt;br&gt;&lt;i&gt;Thlaspi arvense&lt;/i&gt;&lt;/p&gt;" calcext:value-type="string">
            <text:p>&lt;img class="img img-responsive img-thumbnail" <text:s/>src="assets/img/vinerysurvey/81.jpg" style="width: 100%;" /&gt;&lt;p class="text-center"&gt;Field Penny-cress&lt;br&gt;&lt;i&gt;Thlaspi arvense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2])/3) * 3 = [.C82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tica dioica</text:p>
          </table:table-cell>
          <table:table-cell office:value-type="string" calcext:value-type="string">
            <text:p>Common Nettle</text:p>
          </table:table-cell>
          <table:table-cell office:value-type="float" office:value="82" calcext:value-type="float">
            <text:p>82</text:p>
          </table:table-cell>
          <table:table-cell table:formula="of:=IF(INT(([.C83] -1)/3) * 3 = [.C83] - 1; &quot;&lt;div class=&quot;&quot;row&quot;&quot;&gt;&quot;; &quot;&quot;)" office:value-type="string" office:string-value="&lt;div class=&quot;row&quot;&gt;" calcext:value-type="string">
            <text:p>&lt;div class="row"&gt;</text:p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3] &amp; &quot;.jpg&quot;&quot; style=&quot;&quot;width: 100%;&quot;&quot; /&gt;&lt;p class=&quot;&quot;text-center&quot;&quot;&gt;&quot; &amp; [.B83] &amp; &quot;&lt;br&gt;&lt;i&gt;&quot; &amp; [.A83] &amp; &quot;&lt;/i&gt;&lt;/p&gt;&quot;" office:value-type="string" office:string-value="&lt;img class=&quot;img img-responsive img-thumbnail&quot;  src=&quot;assets/img/vinerysurvey/82.jpg&quot; style=&quot;width: 100%;&quot; /&gt;&lt;p class=&quot;text-center&quot;&gt;Common Nettle&lt;br&gt;&lt;i&gt;Urtica dioica&lt;/i&gt;&lt;/p&gt;" calcext:value-type="string">
            <text:p>&lt;img class="img img-responsive img-thumbnail" <text:s/>src="assets/img/vinerysurvey/82.jpg" style="width: 100%;" /&gt;&lt;p class="text-center"&gt;Common Nettle&lt;br&gt;&lt;i&gt;Urtica dioic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3])/3) * 3 = [.C83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bascum thapsus</text:p>
          </table:table-cell>
          <table:table-cell office:value-type="string" calcext:value-type="string">
            <text:p>Great Mullein</text:p>
          </table:table-cell>
          <table:table-cell office:value-type="float" office:value="83" calcext:value-type="float">
            <text:p>83</text:p>
          </table:table-cell>
          <table:table-cell table:formula="of:=IF(INT(([.C84] -1)/3) * 3 = [.C84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4] &amp; &quot;.jpg&quot;&quot; style=&quot;&quot;width: 100%;&quot;&quot; /&gt;&lt;p class=&quot;&quot;text-center&quot;&quot;&gt;&quot; &amp; [.B84] &amp; &quot;&lt;br&gt;&lt;i&gt;&quot; &amp; [.A84] &amp; &quot;&lt;/i&gt;&lt;/p&gt;&quot;" office:value-type="string" office:string-value="&lt;img class=&quot;img img-responsive img-thumbnail&quot;  src=&quot;assets/img/vinerysurvey/83.jpg&quot; style=&quot;width: 100%;&quot; /&gt;&lt;p class=&quot;text-center&quot;&gt;Great Mullein&lt;br&gt;&lt;i&gt;Verbascum thapsus&lt;/i&gt;&lt;/p&gt;" calcext:value-type="string">
            <text:p>&lt;img class="img img-responsive img-thumbnail" <text:s/>src="assets/img/vinerysurvey/83.jpg" style="width: 100%;" /&gt;&lt;p class="text-center"&gt;Great Mullein&lt;br&gt;&lt;i&gt;Verbascum thapsus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4])/3) * 3 = [.C84] ; &quot;&lt;/div&gt;&quot;; &quot;&quot;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onica persica</text:p>
          </table:table-cell>
          <table:table-cell office:value-type="string" calcext:value-type="string">
            <text:p>Common Field-speedwell</text:p>
          </table:table-cell>
          <table:table-cell office:value-type="float" office:value="84" calcext:value-type="float">
            <text:p>84</text:p>
          </table:table-cell>
          <table:table-cell table:formula="of:=IF(INT(([.C85] -1)/3) * 3 = [.C85] - 1; &quot;&lt;div class=&quot;&quot;row&quot;&quot;&gt;&quot;; &quot;&quot;)">
            <text:p/>
          </table:table-cell>
          <table:table-cell table:number-columns-repeated="2"/>
          <table:table-cell table:formula="of:=&quot;&lt;div class=&quot;&quot;col-xs-12 col-md-4&quot;&quot;&gt;&quot;" office:value-type="string" office:string-value="&lt;div class=&quot;col-xs-12 col-md-4&quot;&gt;" calcext:value-type="string">
            <text:p>&lt;div class="col-xs-12 col-md-4"&gt;</text:p>
          </table:table-cell>
          <table:table-cell table:formula="of:=&quot;&lt;img class=&quot;&quot;img img-responsive img-thumbnail&quot;&quot;  src=&quot;&quot;assets/img/vinerysurvey/&quot; &amp; [.C85] &amp; &quot;.jpg&quot;&quot; style=&quot;&quot;width: 100%;&quot;&quot; /&gt;&lt;p class=&quot;&quot;text-center&quot;&quot;&gt;&quot; &amp; [.B85] &amp; &quot;&lt;br&gt;&lt;i&gt;&quot; &amp; [.A85] &amp; &quot;&lt;/i&gt;&lt;/p&gt;&quot;" office:value-type="string" office:string-value="&lt;img class=&quot;img img-responsive img-thumbnail&quot;  src=&quot;assets/img/vinerysurvey/84.jpg&quot; style=&quot;width: 100%;&quot; /&gt;&lt;p class=&quot;text-center&quot;&gt;Common Field-speedwell&lt;br&gt;&lt;i&gt;Veronica persica&lt;/i&gt;&lt;/p&gt;" calcext:value-type="string">
            <text:p>&lt;img class="img img-responsive img-thumbnail" <text:s/>src="assets/img/vinerysurvey/84.jpg" style="width: 100%;" /&gt;&lt;p class="text-center"&gt;Common Field-speedwell&lt;br&gt;&lt;i&gt;Veronica persica&lt;/i&gt;&lt;/p&gt;</text:p>
          </table:table-cell>
          <table:table-cell table:formula="of:=&quot;&lt;/div&gt;&quot;" office:value-type="string" office:string-value="&lt;/div&gt;" calcext:value-type="string">
            <text:p>&lt;/div&gt;</text:p>
          </table:table-cell>
          <table:table-cell table:formula="of:=IF(INT(([.C85])/3) * 3 = [.C85] ; &quot;&lt;/div&gt;&quot;; &quot;&quot;)" office:value-type="string" office:string-value="&lt;/div&gt;" calcext:value-type="string">
            <text:p>&lt;/div&gt;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0:39:21.86435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8T21:13:10.024068081</dc:date>
    <meta:editing-duration>PT20M27S</meta:editing-duration>
    <meta:editing-cycles>6</meta:editing-cycles>
    <meta:generator>LibreOffice/6.2.4.2$Linux_X86_64 LibreOffice_project/20$Build-2</meta:generator>
    <meta:document-statistic meta:table-count="1" meta:cell-count="672" meta:object-count="0"/>
  </office:meta>
</office:document-meta>
</file>